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5602in" fo:break-before="auto" style:use-optimal-row-height="fals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6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cccc"/>
    </style:style>
    <style:style style:name="ce18" style:family="table-cell" style:parent-style-name="Default" style:data-style-name="N0">
      <style:table-cell-properties fo:background-color="#ccffff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number-columns-repeated="1012" table:default-cell-style-name="ce5"/>
        <table:table-column table:style-name="co5" table:number-columns-repeated="7" table:default-cell-style-name="Default"/>
        <table:table-row table:style-name="ro1">
          <table:table-cell table:style-name="ce1" office:value-type="string" table:number-columns-spanned="5" table:number-rows-spanned="1">
            <text:p>Top k rul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k</text:p>
          </table:table-cell>
          <table:table-cell table:style-name="ce2" office:value-type="string">
            <text:p>Predictions</text:p>
          </table:table-cell>
          <table:table-cell table:style-name="ce2" office:value-type="string">
            <text:p>Hits</text:p>
          </table:table-cell>
          <table:table-cell table:style-name="ce2" office:value-type="string">
            <text:p>Misses</text:p>
          </table:table-cell>
          <table:table-cell table:style-name="ce2" office:value-type="string">
            <text:p>Precision</text:p>
          </table:table-cell>
          <table:table-cell>
            <draw:frame table:end-cell-address="summary.N20" table:end-x="0.4791in" table:end-y="0.072in" draw:z-index="0" draw:style-name="gr1" svg:width="6.4169in" svg:height="3.8839in" svg:x="0.0398in" svg:y="0.0394in">
              <draw:object draw:notify-on-update-of-ranges="summary.B3:summary.B22 summary.E2:summary.E2 summary.E3:summary.E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COUNTA([new_raw_data.A6:.A13])" office:value-type="float" office:value="8">
            <text:p>8</text:p>
          </table:table-cell>
          <table:table-cell table:style-name="ce8" table:formula="of:=COUNTIF([new_raw_data.A6:.A13]; &quot;Y&quot;)" office:value-type="float" office:value="8">
            <text:p>8</text:p>
          </table:table-cell>
          <table:table-cell table:style-name="ce8" table:formula="of:=[.B3]-[.C3]" office:value-type="float" office:value="0">
            <text:p>0</text:p>
          </table:table-cell>
          <table:table-cell table:style-name="ce12" table:formula="of:=[.C3]/[.B3]" office:value-type="percentage" office:value="1">
            <text:p>100.00%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[.B3]+COUNTA([new_raw_data.A15:.A58])" office:value-type="float" office:value="52">
            <text:p>52</text:p>
          </table:table-cell>
          <table:table-cell table:style-name="ce8" table:formula="of:=[.C3]+COUNTIF([new_raw_data.A15:.A58]; &quot;Y&quot;)" office:value-type="float" office:value="19">
            <text:p>19</text:p>
          </table:table-cell>
          <table:table-cell table:style-name="ce8" table:formula="of:=[.B4]-[.C4]" office:value-type="float" office:value="33">
            <text:p>33</text:p>
          </table:table-cell>
          <table:table-cell table:style-name="ce12" table:formula="of:=[.C4]/[.B4]" office:value-type="percentage" office:value="0.365384615384615">
            <text:p>36.54%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[.B4]+COUNTA([new_raw_data.A60:.A63])" office:value-type="float" office:value="56">
            <text:p>56</text:p>
          </table:table-cell>
          <table:table-cell table:style-name="ce8" table:formula="of:=[.C4]+COUNTIF([new_raw_data.A60:.A63]; &quot;Y&quot;)" office:value-type="float" office:value="23">
            <text:p>23</text:p>
          </table:table-cell>
          <table:table-cell table:style-name="ce8" table:formula="of:=[.B5]-[.C5]" office:value-type="float" office:value="33">
            <text:p>33</text:p>
          </table:table-cell>
          <table:table-cell table:style-name="ce12" table:formula="of:=[.C5]/[.B5]" office:value-type="percentage" office:value="0.410714285714286">
            <text:p>41.07%</text:p>
          </table:table-cell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[.B5]+COUNTA([new_raw_data.A65:.A66])" office:value-type="float" office:value="58">
            <text:p>58</text:p>
          </table:table-cell>
          <table:table-cell table:style-name="ce8" table:formula="of:=[.C5]+COUNTIF([new_raw_data.A65:.A66]; &quot;Y&quot;)" office:value-type="float" office:value="25">
            <text:p>25</text:p>
          </table:table-cell>
          <table:table-cell table:style-name="ce8" table:formula="of:=[.B6]-[.C6]" office:value-type="float" office:value="33">
            <text:p>33</text:p>
          </table:table-cell>
          <table:table-cell table:style-name="ce12" table:formula="of:=[.C6]/[.B6]" office:value-type="percentage" office:value="0.431034482758621">
            <text:p>43.10%</text:p>
          </table:table-cell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table:formula="of:=COUNTA([new_raw_data.A68:.A69])+[.B6]" office:value-type="float" office:value="60">
            <text:p>60</text:p>
          </table:table-cell>
          <table:table-cell table:style-name="ce8" table:formula="of:=[.C6]+COUNTIF([new_raw_data.A68:.A69]; &quot;Y&quot;)" office:value-type="float" office:value="27">
            <text:p>27</text:p>
          </table:table-cell>
          <table:table-cell table:style-name="ce8" table:formula="of:=[.B7]-[.C7]" office:value-type="float" office:value="33">
            <text:p>33</text:p>
          </table:table-cell>
          <table:table-cell table:style-name="ce12" table:formula="of:=[.C7]/[.B7]" office:value-type="percentage" office:value="0.45">
            <text:p>45.00%</text:p>
          </table:table-cell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table:formula="of:=COUNTA([new_raw_data.A71])+[.B7]" office:value-type="float" office:value="61">
            <text:p>61</text:p>
          </table:table-cell>
          <table:table-cell table:style-name="ce8" table:formula="of:=[.C7]+COUNTIF([new_raw_data.A71]; &quot;Y&quot;)" office:value-type="float" office:value="27">
            <text:p>27</text:p>
          </table:table-cell>
          <table:table-cell table:style-name="ce8" table:formula="of:=[.B8]-[.C8]" office:value-type="float" office:value="34">
            <text:p>34</text:p>
          </table:table-cell>
          <table:table-cell table:style-name="ce12" table:formula="of:=[.C8]/[.B8]" office:value-type="percentage" office:value="0.442622950819672">
            <text:p>44.26%</text:p>
          </table:table-cell>
          <table:table-cell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table:formula="of:=COUNTA([new_raw_data.A73:.A95])+[.B8]" office:value-type="float" office:value="84">
            <text:p>84</text:p>
          </table:table-cell>
          <table:table-cell table:style-name="ce8" table:formula="of:=COUNTIF([new_raw_data.A73:.A95]; &quot;Y&quot;)+[.C8]" office:value-type="float" office:value="39">
            <text:p>39</text:p>
          </table:table-cell>
          <table:table-cell table:style-name="ce8" table:formula="of:=[.B9]-[.C9]" office:value-type="float" office:value="45">
            <text:p>45</text:p>
          </table:table-cell>
          <table:table-cell table:style-name="ce12" table:formula="of:=[.C9]/[.B9]" office:value-type="percentage" office:value="0.464285714285714">
            <text:p>46.43%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9" table:formula="of:=[.B9]+COUNTA([new_raw_data.A99:.A173])" office:value-type="float" office:value="159">
            <text:p>159</text:p>
          </table:table-cell>
          <table:table-cell table:style-name="ce11" table:formula="of:=[.C9]+COUNTIF([new_raw_data.B99:.B173]; &quot;Y&quot;)" office:value-type="float" office:value="61">
            <text:p>61</text:p>
          </table:table-cell>
          <table:table-cell table:style-name="ce8" table:formula="of:=[.B10]-[.C10]" office:value-type="float" office:value="98">
            <text:p>98</text:p>
          </table:table-cell>
          <table:table-cell table:style-name="ce12" table:formula="of:=[.C10]/[.B10]" office:value-type="percentage" office:value="0.383647798742138">
            <text:p>38.36%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table:formula="of:=[.B10]+COUNTA([new_raw_data.A175:.A225])" office:value-type="float" office:value="210">
            <text:p>210</text:p>
          </table:table-cell>
          <table:table-cell table:style-name="ce8" table:formula="of:=[.C10]+COUNTIF([new_raw_data.A175:.A225]; &quot;Y&quot;)" office:value-type="float" office:value="102">
            <text:p>102</text:p>
          </table:table-cell>
          <table:table-cell table:style-name="ce8" table:formula="of:=[.B11]-[.C11]" office:value-type="float" office:value="108">
            <text:p>108</text:p>
          </table:table-cell>
          <table:table-cell table:style-name="ce12" table:formula="of:=[.C11]/[.B11]" office:value-type="percentage" office:value="0.485714285714286">
            <text:p>48.57%</text:p>
          </table:table-cell>
          <table:table-cell table:number-columns-repeated="101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 table:formula="of:=[.B11]+COUNTA([new_raw_data.A227:.A326])" office:value-type="float" office:value="310">
            <text:p>310</text:p>
          </table:table-cell>
          <table:table-cell table:style-name="ce8" table:formula="of:=[.C11]+COUNTIF([new_raw_data.A227:.A326]; &quot;Y&quot;)" office:value-type="float" office:value="157">
            <text:p>157</text:p>
          </table:table-cell>
          <table:table-cell table:style-name="ce8" table:formula="of:=[.B12]-[.C12]" office:value-type="float" office:value="153">
            <text:p>153</text:p>
          </table:table-cell>
          <table:table-cell table:style-name="ce12" table:formula="of:=[.C12]/[.B12]" office:value-type="percentage" office:value="0.506451612903226">
            <text:p>50.65%</text:p>
          </table:table-cell>
          <table:table-cell table:number-columns-repeated="101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table:formula="of:=[.B12]+COUNTA([new_raw_data.A328:.A336])" office:value-type="float" office:value="319">
            <text:p>319</text:p>
          </table:table-cell>
          <table:table-cell table:style-name="ce8" table:formula="of:=[.C12]+COUNTIF([new_raw_data.A328:.A336]; &quot;Y&quot;)" office:value-type="float" office:value="157">
            <text:p>157</text:p>
          </table:table-cell>
          <table:table-cell table:style-name="ce8" table:formula="of:=[.B13]-[.C13]" office:value-type="float" office:value="162">
            <text:p>162</text:p>
          </table:table-cell>
          <table:table-cell table:style-name="ce12" table:formula="of:=[.C13]/[.B13]" office:value-type="percentage" office:value="0.492163009404389">
            <text:p>49.22%</text:p>
          </table:table-cell>
          <table:table-cell table:number-columns-repeated="101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8" table:formula="of:=COUNTA([new_raw_data.A338:.A437])+[.B13]" office:value-type="float" office:value="419">
            <text:p>419</text:p>
          </table:table-cell>
          <table:table-cell table:style-name="ce8" table:formula="of:=COUNTIF([new_raw_data.A338:.A437]; &quot;Y&quot;)+[.C13]" office:value-type="float" office:value="257">
            <text:p>257</text:p>
          </table:table-cell>
          <table:table-cell table:style-name="ce8" table:formula="of:=[.B14]-[.C14]" office:value-type="float" office:value="162">
            <text:p>162</text:p>
          </table:table-cell>
          <table:table-cell table:style-name="ce12" table:formula="of:=[.C14]/[.B14]" office:value-type="percentage" office:value="0.613365155131265">
            <text:p>61.34%</text:p>
          </table:table-cell>
          <table:table-cell table:number-columns-repeated="101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table:formula="of:=[.B14] + COUNTA([new_raw_data.A439:.A538])" office:value-type="float" office:value="519">
            <text:p>519</text:p>
          </table:table-cell>
          <table:table-cell table:style-name="ce8" table:formula="of:=[.C14] + COUNTIF([new_raw_data.A439:.A538]; &quot;Y&quot;)" office:value-type="float" office:value="268">
            <text:p>268</text:p>
          </table:table-cell>
          <table:table-cell table:style-name="ce8" table:formula="of:=[.B15]-[.C15]" office:value-type="float" office:value="251">
            <text:p>251</text:p>
          </table:table-cell>
          <table:table-cell table:style-name="ce12" table:formula="of:=[.C15]/[.B15]" office:value-type="percentage" office:value="0.516377649325626">
            <text:p>51.64%</text:p>
          </table:table-cell>
          <table:table-cell table:number-columns-repeated="101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8" table:formula="of:=[.B15]+COUNTA([new_raw_data.A540:.A639])" office:value-type="float" office:value="619">
            <text:p>619</text:p>
          </table:table-cell>
          <table:table-cell table:style-name="ce8" table:formula="of:=[.C15]+COUNTIF([new_raw_data.A540:.A639]; &quot;Y&quot;)" office:value-type="float" office:value="295">
            <text:p>295</text:p>
          </table:table-cell>
          <table:table-cell table:style-name="ce8" table:formula="of:=[.B16]-[.C16]" office:value-type="float" office:value="324">
            <text:p>324</text:p>
          </table:table-cell>
          <table:table-cell table:style-name="ce12" table:formula="of:=[.C16]/[.B16]" office:value-type="percentage" office:value="0.476575121163166">
            <text:p>47.66%</text:p>
          </table:table-cell>
          <table:table-cell table:number-columns-repeated="101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table:formula="of:=[.B16]+COUNTA([new_raw_data.A641:.A740])" office:value-type="float" office:value="719">
            <text:p>719</text:p>
          </table:table-cell>
          <table:table-cell table:style-name="ce8" table:formula="of:=[.C16]+COUNTIF([new_raw_data.A641:.A740]; &quot;Y&quot;)" office:value-type="float" office:value="300">
            <text:p>300</text:p>
          </table:table-cell>
          <table:table-cell table:style-name="ce8" table:formula="of:=[.B17]-[.C17]" office:value-type="float" office:value="419">
            <text:p>419</text:p>
          </table:table-cell>
          <table:table-cell table:style-name="ce12" table:formula="of:=[.C17]/[.B17]" office:value-type="percentage" office:value="0.417246175243394">
            <text:p>41.72%</text:p>
          </table:table-cell>
          <table:table-cell table:number-columns-repeated="101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8" table:formula="of:=[.B17]+COUNTA([new_raw_data.A742:.A819])" office:value-type="float" office:value="797">
            <text:p>797</text:p>
          </table:table-cell>
          <table:table-cell table:style-name="ce8" table:formula="of:=[.C17]+COUNTIF([new_raw_data.A742:.A819]; &quot;Y&quot;)" office:value-type="float" office:value="307">
            <text:p>307</text:p>
          </table:table-cell>
          <table:table-cell table:style-name="ce8" table:formula="of:=[.B18]-[.C18]" office:value-type="float" office:value="490">
            <text:p>490</text:p>
          </table:table-cell>
          <table:table-cell table:style-name="ce12" table:formula="of:=[.C18]/[.B18]" office:value-type="percentage" office:value="0.385194479297365">
            <text:p>38.52%</text:p>
          </table:table-cell>
          <table:table-cell table:number-columns-repeated="101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table:formula="of:=[.B18] + COUNTA([new_raw_data.A821:.A920])" office:value-type="float" office:value="897">
            <text:p>897</text:p>
          </table:table-cell>
          <table:table-cell table:style-name="ce8" table:formula="of:=[.C18] + COUNTIF([new_raw_data.A821:.A920]; &quot;Y&quot;)" office:value-type="float" office:value="318">
            <text:p>318</text:p>
          </table:table-cell>
          <table:table-cell table:style-name="ce8" table:formula="of:=[.B19]-[.C19]" office:value-type="float" office:value="579">
            <text:p>579</text:p>
          </table:table-cell>
          <table:table-cell table:style-name="ce12" table:formula="of:=[.C19]/[.B19]" office:value-type="percentage" office:value="0.354515050167224">
            <text:p>35.45%</text:p>
          </table:table-cell>
          <table:table-cell table:number-columns-repeated="101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8" table:formula="of:=[.B19]+COUNTA([new_raw_data.A922:.A967])" office:value-type="float" office:value="943">
            <text:p>943</text:p>
          </table:table-cell>
          <table:table-cell table:style-name="ce8" table:formula="of:=[.C19]+COUNTIF([new_raw_data.A922:.A967]; &quot;Y&quot;)" office:value-type="float" office:value="320">
            <text:p>320</text:p>
          </table:table-cell>
          <table:table-cell table:style-name="ce8" table:formula="of:=[.B20]-[.C20]" office:value-type="float" office:value="623">
            <text:p>623</text:p>
          </table:table-cell>
          <table:table-cell table:style-name="ce12" table:formula="of:=[.C20]/[.B20]" office:value-type="percentage" office:value="0.339342523860021">
            <text:p>33.93%</text:p>
          </table:table-cell>
          <table:table-cell table:number-columns-repeated="101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table:formula="of:=[.B20]+COUNTA([new_raw_data.A969:.A1068])" office:value-type="float" office:value="1043">
            <text:p>1043</text:p>
          </table:table-cell>
          <table:table-cell table:style-name="ce8" table:formula="of:=[.C20]+COUNTIF([new_raw_data.A969:.A1068]; &quot;Y&quot;)" office:value-type="float" office:value="325">
            <text:p>325</text:p>
          </table:table-cell>
          <table:table-cell table:style-name="ce8" table:formula="of:=[.B21]-[.C21]" office:value-type="float" office:value="718">
            <text:p>718</text:p>
          </table:table-cell>
          <table:table-cell table:style-name="ce12" table:formula="of:=[.C21]/[.B21]" office:value-type="percentage" office:value="0.311601150527325">
            <text:p>31.16%</text:p>
          </table:table-cell>
          <table:table-cell table:number-columns-repeated="1019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table:formula="of:=COUNTA([new_raw_data.A1070:.A1072])+[.B21]" office:value-type="float" office:value="1046">
            <text:p>1046</text:p>
          </table:table-cell>
          <table:table-cell table:style-name="ce4" table:formula="of:=COUNTIF([new_raw_data.A1070:.A1072]; &quot;Y&quot;)+[.C21]" office:value-type="float" office:value="326">
            <text:p>326</text:p>
          </table:table-cell>
          <table:table-cell table:style-name="ce8" table:formula="of:=[.B22]-[.C22]" office:value-type="float" office:value="720">
            <text:p>720</text:p>
          </table:table-cell>
          <table:table-cell table:style-name="ce12" table:formula="of:=[.C22]/[.B22]" office:value-type="percentage" office:value="0.311663479923518">
            <text:p>31.17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Rules</text:p>
          </table:table-cell>
          <table:table-cell table:style-name="ce10" office:value-type="string">
            <text:p>Number of prediction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Top 20</text:p>
          </table:table-cell>
          <table:table-cell table:style-name="ce7"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raw_data" table:style-name="ta1">
        <table:table-column table:style-name="co1" table:number-columns-repeated="30" table:default-cell-style-name="ce5"/>
        <table:table-column table:style-name="co5" table:number-columns-repeated="994" table:default-cell-style-name="ce5"/>
        <table:table-row table:style-name="ro1">
          <table:table-cell office:value-type="string">
            <text:p>?s35 <text:s/>&lt;worksAt&gt; <text:s/>?o35 <text:s/>?s35 <text:s/>&lt;created&gt; <text:s/>?o35 <text:s text:c="2"/>=&gt; ?s35 <text:s/>&lt;isKnownFor&gt; <text:s/>?o35 <text:s/>Support: 7.494585162220296E-6 Confidence: 1.0 Improved confidence: 1.0 Head coverage: 6.246096189881324E-4 Predictiveness: 0.0 Improved Predictiveness: 0.0 Std. Improved Predictiveness: 0.0 Cardinality: 3 Counting on variable: ?o35 Body size: 3</text:p>
          </table:table-cell>
          <table:table-cell table:number-columns-repeated="1023"/>
        </table:table-row>
        <table:table-row table:style-name="ro1">
          <table:table-cell office:value-type="string">
            <text:p>?s28 <text:s/>&lt;isLeaderOf&gt; <text:s/>?o73 <text:s/>?o73 <text:s/>&lt;isPoliticianOf&gt; <text:s/>?o28 <text:s text:c="2"/>=&gt; ?s28 <text:s/>&lt;isPoliticianOf&gt; <text:s/>?o28 <text:s/>Support: 4.252351550407375E-6 Confidence: 1.0 Improved confidence: 1.0 Head coverage: 0.0013698630136986301 Predictiveness: 0.0 Improved Predictiveness: 0.0 Std. Improved Predictiveness: 0.0 Cardinality: 2 Counting on variable: ?s28 Body size: 2</text:p>
          </table:table-cell>
          <table:table-cell table:number-columns-repeated="1023"/>
        </table:table-row>
        <table:table-row table:style-name="ro1">
          <table:table-cell office:value-type="string">
            <text:p>?s60 <text:s/>&lt;dealsWith&gt; <text:s/>?o21 <text:s/>?s21 <text:s/>&lt;dealsWith&gt; <text:s/>?s60 <text:s text:c="2"/>=&gt; ?s21 <text:s/>&lt;dealsWith&gt; <text:s/>?o21 <text:s/>Support: 2.2962698372199826E-4 Confidence: 0.907563025210084 Improved confidence: 0.907563025210084 Head coverage: 0.8852459016393442 Predictiveness: 0.0 Improved Predictiveness: 0.0 Std. Improved Predictiveness: 0.0 Cardinality: 108 Counting on variable: ?s21 Body size: 119</text:p>
          </table:table-cell>
          <table:table-cell table:number-columns-repeated="1023"/>
        </table:table-row>
        <table:table-row table:style-name="ro1">
          <table:table-cell office:value-type="string">
            <text:p>?o21 <text:s/>&lt;dealsWith&gt; <text:s/>?o60 <text:s/>?s21 <text:s/>&lt;dealsWith&gt; <text:s/>?o60 <text:s text:c="2"/>=&gt; ?s21 <text:s/>&lt;dealsWith&gt; <text:s/>?o21 <text:s/>Support: 2.2962698372199826E-4 Confidence: 0.8852459016393442 Improved confidence: 0.8852459016393442 Head coverage: 0.8852459016393442 Predictiveness: 0.0 Improved Predictiveness: 0.0 Std. Improved Predictiveness: 0.0 Cardinality: 108 Counting on variable: ?s21 Body size: 122</text:p>
          </table:table-cell>
          <table:table-cell table:number-columns-repeated="1023"/>
        </table:table-row>
        <table:table-row table:style-name="ro1">
          <table:table-cell office:value-type="string">
            <text:p>?s34 <text:s/>&lt;hasChild&gt; <text:s/>?o34 <text:s/>?o34 <text:s/>&lt;isMarriedTo&gt; <text:s/>?s34 <text:s text:c="2"/>=&gt; ?s34 <text:s/>&lt;isMarriedTo&gt; <text:s/>?o34 <text:s/>Support: 9.243321700071698E-5 Confidence: 0.8043478260869565 Improved confidence: 0.9736842105263158 Head coverage: 0.0033624136677571793 Predictiveness: 0.17391304347826086 Improved Predictiveness: 0.16933638443935928 Std. Improved Predictiveness: 0.13988657844990549 Cardinality: 37 Counting on variable: ?o34 Body size: 46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Todd_Manning&gt;/&lt;isMarriedTo&gt;/&lt;TÃ©a_Delgad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vber_Schneuri&gt;/&lt;isMarriedTo&gt;/&lt;Shmuel_Schneersoh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Farentino&gt;/&lt;isMarriedTo&gt;/&lt;Michele_L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e_Martin_(All_My_Children)&gt;/&lt;isMarriedTo&gt;/&lt;Ruth_Martin_(All_My_Children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udy_Moran&gt;/&lt;isMarriedTo&gt;/&lt;Moran_fami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nhotep_III&gt;/&lt;isMarriedTo&gt;/&lt;Sitamu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onard_Lewisohn&gt;/&lt;isMarriedTo&gt;/&lt;Irene_Lewisoh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nhotep_III&gt;/&lt;isMarriedTo&gt;/&lt;Iset_(daughter_of_Amenhotep_III)&gt;</text:p>
          </table:table-cell>
          <table:table-cell table:number-columns-repeated="1022"/>
        </table:table-row>
        <table:table-row table:style-name="ro1">
          <table:table-cell office:value-type="string">
            <text:p>?s628 <text:s/>&lt;diedIn&gt; <text:s/>?s18 <text:s/>?s628 <text:s/>&lt;isPoliticianOf&gt; <text:s/>?o18 <text:s text:c="2"/>=&gt; ?s18 <text:s/>&lt;isLocatedIn&gt; <text:s/>?o18 <text:s/>Support: 4.507492643431818E-4 Confidence: 0.7851851851851852 Improved confidence: 0.8548387096774194 Head coverage: 0.0010038924509181827 Predictiveness: 0.08148148148148149 Improved Predictiveness: 0.06965352449223418 Std. Improved Predictiveness: 0.06397805212620028 Cardinality: 212 Counting on variable: ?s18 Body size: 270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Everett,_Washington&gt;/&lt;isLocatedIn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s_Angeles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ng_Beach,_Californi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ville,_Mississippi&gt;/&lt;isLocatedIn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ss_Christian,_Mississippi&gt;/&lt;isLocated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dalajara,_Jalisco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bile,_Alabama&gt;/&lt;isLocatedIn&gt;/&lt;Alabam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buquerque,_New_Mexico&gt;/&lt;isLocatedIn&gt;/&lt;New_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verly_Hills,_Californi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_City&gt;/&lt;isLocated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oulan,_Georgia&gt;/&lt;isLocated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range,_New_Jersey&gt;/&lt;isLocatedIn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Uta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laba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South_Dak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orth_Dak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yom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dison,_Wisconsin&gt;/&lt;isLocated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loucester,_Massachusetts&gt;/&lt;isLocatedIn&gt;/&lt;Ohi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ssoula,_Montana&gt;/&lt;isLocatedIn&gt;/&lt;Mont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no,_Nevada&gt;/&lt;isLocatedIn&gt;/&lt;Nev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owa_City,_Iowa&gt;/&lt;isLocatedIn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polis&gt;/&lt;isLocatedIn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polis&gt;/&lt;isLocatedIn&gt;/&lt;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lfport,_Mississippi&gt;/&lt;isLocatedIn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ortland,_Oregon&gt;/&lt;isLocatedIn&gt;/&lt;Oreg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South_Dakota&gt;</text:p>
          </table:table-cell>
          <table:table-cell table:number-columns-repeated="1022"/>
        </table:table-row>
        <table:table-row table:style-name="ro1">
          <table:table-cell office:value-type="string">
            <text:p>?s34 <text:s/>&lt;isKnownFor&gt; <text:s/>?o34 <text:s/>?o34 <text:s/>&lt;isMarriedTo&gt; <text:s/>?s34 <text:s text:c="2"/>=&gt; ?s34 <text:s/>&lt;isMarriedTo&gt; <text:s/>?o34 <text:s/>Support: 2.748014559480775E-5 Confidence: 0.7333333333333333 Improved confidence: 1.0 Head coverage: 9.996364958197018E-4 Predictiveness: 0.2666666666666667 Improved Predictiveness: 0.2666666666666667 Std. Improved Predictiveness: 0.1955555555555556 Cardinality: 11 Counting on variable: ?o34 Body size: 15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ron_Johnston&gt;/&lt;isMarriedTo&gt;/&lt;David_Lloyd_Johns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an-Daniel_Lafond&gt;/&lt;isMarriedTo&gt;/&lt;MichaÃ«lle_Je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sturba_Gandhi&gt;/&lt;isMarriedTo&gt;/&lt;Mohandas_Karamchand_Gandh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Ralston_Saul&gt;/&lt;isMarriedTo&gt;/&lt;Adrienne_Clarkson&gt;</text:p>
          </table:table-cell>
          <table:table-cell table:number-columns-repeated="1022"/>
        </table:table-row>
        <table:table-row table:style-name="ro1">
          <table:table-cell office:value-type="string">
            <text:p>?s34 <text:s/>&lt;influences&gt; <text:s/>?o34 <text:s/>?o34 <text:s/>&lt;isMarriedTo&gt; <text:s/>?s34 <text:s text:c="2"/>=&gt; ?s34 <text:s/>&lt;isMarriedTo&gt; <text:s/>?o34 <text:s/>Support: 9.992780216293728E-6 Confidence: 0.6666666666666666 Improved confidence: 1.0 Head coverage: 3.635041802980734E-4 Predictiveness: 0.33333333333333337 Improved Predictiveness: 0.33333333333333337 Std. Improved Predictiveness: 0.22222222222222224 Cardinality: 4 Counting on variable: ?o34 Body size: 6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Wagner_(novelist)&gt;/&lt;isMarriedTo&gt;/&lt;Herta_MÃ¼ll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it_Maung&gt;/&lt;isMarriedTo&gt;/&lt;Journal_Kyaw_Ma_Ma_Lay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wasBornIn&gt; <text:s/>?o9 <text:s/>?s9 <text:s/>&lt;isCitizenOf&gt; <text:s/>?o9 <text:s text:c="2"/>=&gt; ?s9 <text:s/>&lt;livesIn&gt; <text:s/>?o9 <text:s/>Support: 8.50470310081475E-6 Confidence: 0.6666666666666666 Improved confidence: 1.0 Head coverage: 3.6596523330283625E-4 Predictiveness: 0.33333333333333337 Improved Predictiveness: 0.33333333333333337 Std. Improved Predictiveness: 0.22222222222222224 Cardinality: 4 Counting on variable: ?s9 Body size: 6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Gloria_Yip&gt;/&lt;livesIn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Poon&gt;/&lt;livesIn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?s80 <text:s/>&lt;hasChild&gt; <text:s/>?s23 <text:s/>?s80 <text:s/>&lt;worksAt&gt; <text:s/>?o23 <text:s text:c="2"/>=&gt; ?s23 <text:s/>&lt;graduatedFrom&gt; <text:s/>?o23 <text:s/>Support: 4.252351550407375E-6 Confidence: 0.6666666666666666 Improved confidence: 1.0 Head coverage: 1.6842105263157895E-4 Predictiveness: 0.33333333333333337 Improved Predictiveness: 0.33333333333333337 Std. Improved Predictiveness: 0.22222222222222224 Cardinality: 2 Counting on variable: ?s23 Body size: 3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Elisabeth_Gilman&gt;/&lt;graduatedFrom&gt;/&lt;Yale_College&gt;</text:p>
          </table:table-cell>
          <table:table-cell table:number-columns-repeated="1022"/>
        </table:table-row>
        <table:table-row table:style-name="ro1">
          <table:table-cell office:value-type="string">
            <text:p>?s628 <text:s/>&lt;livesIn&gt; <text:s/>?s18 <text:s/>?s628 <text:s/>&lt;isPoliticianOf&gt; <text:s/>?o18 <text:s text:c="2"/>=&gt; ?s18 <text:s/>&lt;isLocatedIn&gt; <text:s/>?o18 <text:s/>Support: 1.6584171046588763E-4 Confidence: 0.6554621848739496 Improved confidence: 0.8478260869565217 Head coverage: 3.693566564698974E-4 Predictiveness: 0.22689075630252098 Improved Predictiveness: 0.19236390208257212 Std. Improved Predictiveness: 0.14871831085375325 Cardinality: 78 Counting on variable: ?s18 Body size: 119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St._Clair_County,_Illinois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rawford_County,_Illinois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scondido,_California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isLocated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nt_County,_Delaware&gt;/&lt;isLocated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tgomery_County,_Pennsylvania&gt;/&lt;isLocated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ssex_County,_Delaware&gt;/&lt;isLocated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hite_Oaks,_New_Mexico&gt;/&lt;isLocatedIn&gt;/&lt;New_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iffside_Park,_New_Jersey&gt;/&lt;isLocatedIn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eston_Hollow,_Dallas,_Texas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entwood,_Los_Angeles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aines_Township,_Genesee_County,_Michigan&gt;/&lt;isLocated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w_Castle_County,_Delaware&gt;/&lt;isLocated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liforni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isLocatedIn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SA&gt;/&lt;isLocatedIn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llinois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iana&gt;/&lt;isLocated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isLocatedIn&gt;/&lt;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vada&gt;/&lt;isLocatedIn&gt;/&lt;Nev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akland,_Californi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nnsylvania&gt;/&lt;isLocated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nnsylvania&gt;/&lt;isLocated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s4 <text:s/>&lt;isMarriedTo&gt; <text:s/>?o76 <text:s/>?o76 <text:s/>&lt;hasChild&gt; <text:s/>?o4 <text:s text:c="2"/>=&gt; ?s4 <text:s/>&lt;hasChild&gt; <text:s/>?o4 <text:s/>Support: 0.005713372088665939 Confidence: 0.6324668141592921 Improved confidence: 0.6324668141592921 Head coverage: 0.26540559359405824 Predictiveness: 0.0 Improved Predictiveness: 0.0 Std. Improved Predictiveness: 0.0 Cardinality: 2287 Counting on variable: ?o4 Body size: 3616</text:p>
          </table:table-cell>
          <table:table-cell table:number-columns-repeated="1023"/>
        </table:table-row>
        <table:table-row table:style-name="ro1">
          <table:table-cell office:value-type="string">
            <text:p>?s31 <text:s/>&lt;participatedIn&gt; <text:s/>?o88 <text:s/>?o88 <text:s/>&lt;participatedIn&gt; <text:s/>?o31 <text:s text:c="2"/>=&gt; ?s31 <text:s/>&lt;participatedIn&gt; <text:s/>?o31 <text:s/>Support: 1.4989170324440592E-5 Confidence: 0.6 Improved confidence: 0.6 Head coverage: 9.196811771919068E-4 Predictiveness: 0.0 Improved Predictiveness: 0.0 Std. Improved Predictiveness: 0.0 Cardinality: 6 Counting on variable: ?o31 Body size: 10</text:p>
          </table:table-cell>
          <table:table-cell table:number-columns-repeated="1023"/>
        </table:table-row>
        <table:table-row table:style-name="ro1">
          <table:table-cell office:value-type="string">
            <text:p>?o8 <text:s/>&lt;isMarriedTo&gt; <text:s/>?o538 <text:s/>?s8 <text:s/>&lt;created&gt; <text:s/>?o538 <text:s text:c="2"/>=&gt; ?s8 <text:s/>&lt;created&gt; <text:s/>?o8 <text:s/>Support: 4.3218774435470374E-4 Confidence: 0.5986159169550173 Improved confidence: 0.7489177489177489 Head coverage: 0.0011072425181126956 Predictiveness: 0.20069204152249132 Improved Predictiveness: 0.15030183196273159 Std. Improved Predictiveness: 0.12013745046156053 Cardinality: 173 Counting on variable: ?o8 Body size: 289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Roy_Winsor&gt;/&lt;created&gt;/&lt;Marge_Berg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Arlene_Vaugh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m_Long&gt;/&lt;created&gt;/&lt;Gus_Aitor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Kreizman&gt;/&lt;created&gt;/&lt;Gus_Aitor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Rick_Bauer_(Guiding_Light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Rick_Bauer_(Guiding_Light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Demorest&gt;/&lt;created&gt;/&lt;Rick_Bauer_(Guiding_Light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iane_Warren&gt;/&lt;created&gt;/&lt;Gregg_All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ddie_Walsh&gt;/&lt;created&gt;/&lt;Julia_Morrisey_Larrab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l_Brez&gt;/&lt;created&gt;/&lt;Julia_Morrisey_Larrab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Demorest&gt;/&lt;created&gt;/&lt;Julia_Morrisey_Larrab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Joey_Buchan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Lily_Montgome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laire_Labine&gt;/&lt;created&gt;/&lt;Dillon_Quarterma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llee_Taggart&gt;/&lt;created&gt;/&lt;Damian_Grimald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m_King_(writer)&gt;/&lt;created&gt;/&lt;Damian_Grimald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Don_Crai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ena_Higley&gt;/&lt;created&gt;/&lt;Jessica_Buchan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ouglas_Marland&gt;/&lt;created&gt;/&lt;Jeff_Webb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Kate_Sugd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edda_Eulenberg&gt;/&lt;created&gt;/&lt;Virginia_Eliza_Clemm_Po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ileen_Pollock&gt;/&lt;created&gt;/&lt;Lesley_Webb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Phillip_Spauld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Laiman&gt;/&lt;created&gt;/&lt;Jennifer_Hor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Laura_Spenc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Brooke_Englis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eph_Barbera&gt;/&lt;created&gt;/&lt;Wilma_Flintsto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Hanna&gt;/&lt;created&gt;/&lt;Wilma_Flintsto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DePriest&gt;/&lt;created&gt;/&lt;Gina_Von_Ambe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Gina_Von_Ambe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David_Vicker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David_Vicker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Sonny_Corintho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Tillman,_Jr.&gt;/&lt;created&gt;/&lt;Damon_Cart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Edmund_Gr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en_Harris&gt;/&lt;created&gt;/&lt;A._J._Quarterma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A._J._Quarterma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A._J._Quarterma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A._J._Quarterma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Anna_DiMer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Robert_Scorpi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Jeff_Martin_(All_My_Children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Randi_Mor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rraine_Broderick&gt;/&lt;created&gt;/&lt;Laurel_Bann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Cameron&gt;/&lt;created&gt;/&lt;Kate_Conno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Malone&gt;/&lt;created&gt;/&lt;Patrick_Thornhar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th_MacFarlane&gt;/&lt;created&gt;/&lt;Francine_Smit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Cord_Robert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Liz_Chandl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Warren&gt;/&lt;created&gt;/&lt;Valerie_Barlow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Daphne_DiMer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Cyrus_Fole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Michael_Bour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Sarah_Sug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tin_Caidin&gt;/&lt;created&gt;/&lt;Jaime_Sommers_(The_Bionic_Woman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Alison_Stewart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Alex_Devane_Maric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Gloria_Mars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Leonard_Kempinsk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opher_Whitesell&gt;/&lt;created&gt;/&lt;Mitch_Laure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Mitch_Laure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Mitch_Laure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rraine_Broderick&gt;/&lt;created&gt;/&lt;Mitch_Laure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Duke_Laver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ff_Lindsay_(writer)&gt;/&lt;created&gt;/&lt;Rita_Bennet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J._Allen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ussman_Morina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hoettle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Tom_Cudah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_Fles&gt;/&lt;created&gt;/&lt;Eva_Brau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Laiman&gt;/&lt;created&gt;/&lt;Mimi_Lockhar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Kate_Roberts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k_Brazill&gt;/&lt;created&gt;/&lt;Red_Form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iane_Warren&gt;/&lt;created&gt;/&lt;Jordan_Brat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arry_David&gt;/&lt;created&gt;/&lt;Estelle_Costanza&gt;</text:p>
          </table:table-cell>
          <table:table-cell table:number-columns-repeated="1022"/>
        </table:table-row>
        <table:table-row table:style-name="ro1">
          <table:table-cell office:value-type="string">
            <text:p>?s538 <text:s/>&lt;isMarriedTo&gt; <text:s/>?o8 <text:s/>?s8 <text:s/>&lt;created&gt; <text:s/>?s538 <text:s text:c="2"/>=&gt; ?s8 <text:s/>&lt;created&gt; <text:s/>?o8 <text:s/>Support: 4.097039888680428E-4 Confidence: 0.592057761732852 Improved confidence: 0.7699530516431925 Head coverage: 0.0010496403061877576 Predictiveness: 0.2310469314079422 Improved Predictiveness: 0.17789528991034048 Std. Improved Predictiveness: 0.13679312906463004 Cardinality: 164 Counting on variable: ?o8 Body size: 277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RenÃ©_AngÃ©l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RenÃ©_AngÃ©li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Patrick_Drak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Lucas&gt;/&lt;created&gt;/&lt;Marion_Ravenwoo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Diane_Sug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Thorne_Forrest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J._Allen&gt;/&lt;created&gt;/&lt;Jennifer_Hor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Jennifer_Hor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hoettle&gt;/&lt;created&gt;/&lt;Jennifer_Hor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Shore&gt;/&lt;created&gt;/&lt;Robert_Chas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Omar_Rashi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Judge&gt;/&lt;created&gt;/&lt;Peggy_Hi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radindu_Bandyopadhyay&gt;/&lt;created&gt;/&lt;Byomkesh_Baksh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&gt;/&lt;created&gt;/&lt;David_Vicker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en_Harris&gt;/&lt;created&gt;/&lt;Sonny_Corintho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Sonny_Corintho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Sonny_Corintho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thleen_Beedles&gt;/&lt;created&gt;/&lt;Carl_K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an_Passanante&gt;/&lt;created&gt;/&lt;Will_Mun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ogan_Sheffer&gt;/&lt;created&gt;/&lt;Will_Muns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thleen_Hutchison&gt;/&lt;created&gt;/&lt;Michael_Beauchamp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Donna_Bec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ussman_Morina&gt;/&lt;created&gt;/&lt;Sami_Br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Sami_Br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Sami_Br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Myers_(actor)&gt;/&lt;created&gt;/&lt;Vanessa_Kensingt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t_Wallace&gt;/&lt;created&gt;/&lt;Roger_Collin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n_Curtis&gt;/&lt;created&gt;/&lt;Roger_Collin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John_Eldrid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Craig_Montgomer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Craig_Montgomer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James_Stenbec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Blake_Hay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Emily_Stewar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mily_BrontÃ«&gt;/&lt;created&gt;/&lt;Heathcliff_(Wuthering_Heights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Jeff_Bak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&gt;/&lt;created&gt;/&lt;Kevin_Buchan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aron_Sorkin&gt;/&lt;created&gt;/&lt;Matt_Santo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Carrie_Br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Carrie_Br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tthew_Labine&gt;/&lt;created&gt;/&lt;Ross_Raybur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Ross_Raybur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Richard_Winslow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Kreizman&gt;/&lt;created&gt;/&lt;Olivia_Spenc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Culliton&gt;/&lt;created&gt;/&lt;Hal_Mun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Hal_Mun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th_Milstein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Jonathan_Randa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Dan_Stewar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Eduardo_Grimald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Michael_Shea&gt;</text:p>
          </table:table-cell>
          <table:table-cell table:number-columns-repeated="1022"/>
        </table:table-row>
        <table:table-row table:style-name="ro1">
          <table:table-cell office:value-type="string">
            <text:p>?s60 <text:s/>&lt;dealsWith&gt; <text:s/>?s21 <text:s/>?s60 <text:s/>&lt;dealsWith&gt; <text:s/>?o21 <text:s text:c="2"/>=&gt; ?s21 <text:s/>&lt;dealsWith&gt; <text:s/>?o21 <text:s/>Support: 1.3182289806262863E-4 Confidence: 0.5794392523364486 Improved confidence: 0.9393939393939394 Head coverage: 0.5081967213114754 Predictiveness: 0.383177570093458 Improved Predictiveness: 0.35995468705749084 Std. Improved Predictiveness: 0.2220281247270504 Cardinality: 62 Counting on variable: ?s21 Body size: 107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Honduras&gt;/&lt;dealsWith&gt;/&lt;Nicaragu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roatia&gt;/&lt;dealsWith&gt;/&lt;Hunga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Sp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sta_Ric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ambi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Leban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Uzbeki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Egyp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thuani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thuan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Fin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ench_Polynesia&gt;/&lt;dealsWith&gt;/&lt;French_Poly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reland&gt;/&lt;dealsWith&gt;/&lt;Ire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Tanz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enia&gt;/&lt;dealsWith&gt;/&lt;Montenegr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loveni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loven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epublic_of_Chin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rocco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rocco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Hungar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Liby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Belar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y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krai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y&gt;/&lt;dealsWith&gt;/&lt;Bahr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Turkmen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Guatemal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Kuwai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Croat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ogo&gt;/&lt;dealsWith&gt;/&lt;Tog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go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zbekistan&gt;/&lt;dealsWith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Ir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zbekistan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Democratic_Republic_of_Afghan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aragua&gt;/&lt;dealsWith&gt;/&lt;Hondur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aragua&gt;/&lt;dealsWith&gt;/&lt;Nicaragu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eroon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arus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arus&gt;/&lt;dealsWith&gt;/&lt;Belaru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arus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amoa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SA&gt;/&lt;dealsWith&gt;/&lt;US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S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erbia&gt;/&lt;dealsWith&gt;/&lt;Ser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Bulga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negal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negal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therlands_Antilles&gt;/&lt;dealsWith&gt;/&lt;Netherlands_Antil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Ir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geri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dealsWith&gt;/&lt;Germany&gt;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?s34 <text:s/>&lt;hasChild&gt; <text:s/>?o34 <text:s/>?o34 <text:s/>&lt;hasChild&gt; <text:s/>?s34 <text:s text:c="2"/>=&gt; ?s34 <text:s/>&lt;isMarriedTo&gt; <text:s/>?o34 <text:s/>Support: 5.49602911896155E-5 Confidence: 0.5789473684210527 Improved confidence: 0.7857142857142857 Head coverage: 0.0019992729916394037 Predictiveness: 0.26315789473684215 Improved Predictiveness: 0.2067669172932331 Std. Improved Predictiveness: 0.15235457063711913 Cardinality: 22 Counting on variable: ?o34 Body size: 38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Nahor&gt;/&lt;isMarriedTo&gt;/&lt;Tera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illon_Quartermaine&gt;/&lt;isMarriedTo&gt;/&lt;Lulu_Spenc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tor_(Dollhouse)&gt;/&lt;isMarriedTo&gt;/&lt;Sierra_(Dollhouse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erah&gt;/&lt;isMarriedTo&gt;/&lt;Naho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ianca_Montgomery&gt;/&lt;isMarriedTo&gt;/&lt;Michael_Cambi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ierra_(Dollhouse)&gt;/&lt;isMarriedTo&gt;/&lt;Victor_(Dollhouse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ael_Cambias&gt;/&lt;isMarriedTo&gt;/&lt;Bianca_Montgome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arles_Manson&gt;/&lt;isMarriedTo&gt;/&lt;Mary_Brunn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y_Brunner&gt;/&lt;isMarriedTo&gt;/&lt;Charles_Manson&gt;</text:p>
          </table:table-cell>
          <table:table-cell table:number-columns-repeated="1022"/>
        </table:table-row>
        <table:table-row table:style-name="ro1">
          <table:table-cell office:value-type="string">
            <text:p>?o34 <text:s/>&lt;isMarriedTo&gt; <text:s/>?s34 <text:s text:c="2"/>=&gt; ?s34 <text:s/>&lt;isMarriedTo&gt; <text:s/>?o34 <text:s/>Support: 0.01460195009105921 Confidence: 0.5541860244619323 Improved confidence: 0.986664415935179 Head coverage: 0.5311704834605598 Predictiveness: 0.43832369394140513 Improved Predictiveness: 0.4324783914732466 Std. Improved Predictiveness: 0.24291286537285608 Cardinality: 5845 Counting on variable: ?o34 Body size: 10547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ne_Fontayne&gt;/&lt;isMarriedTo&gt;/&lt;Mackenzie_Phillip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ally_Kurth&gt;/&lt;isMarriedTo&gt;/&lt;Cynthia_Etting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Rabin&gt;/&lt;isMarriedTo&gt;/&lt;Yitzhak_Rab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II_August,_Duke_of_ZweibrÃ¼cken&gt;/&lt;isMarriedTo&gt;/&lt;Princess_Maria_Amalia_of_Saxo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ustin_Whitlock_Dart&gt;/&lt;isMarriedTo&gt;/&lt;Jane_Bry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iolet_Milner,_Viscountess_Milner&gt;/&lt;isMarriedTo&gt;/&lt;Alfred_Milner,_1st_Viscount_Miln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ta_Ester_Rocafort-Altazarra&gt;/&lt;isMarriedTo&gt;/&lt;Alfonso,_Prince_of_Asturias_(19071938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erick_Louis,_Hereditary_Grand_Duke_of_Mecklenburg-Schwerin&gt;/&lt;isMarriedTo&gt;/&lt;Grand_Duchess_Elena_Pavlovna_of_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ian_Murphy_(actor)&gt;/&lt;isMarriedTo&gt;/&lt;Linda_Re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I,_Duke_of_Normandy&gt;/&lt;isMarriedTo&gt;/&lt;Gunnora,_Duchess_of_Norman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ly_Schreyer&gt;/&lt;isMarriedTo&gt;/&lt;Edward_Schrey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ianlong_Emperor&gt;/&lt;isMarriedTo&gt;/&lt;Fragrant_Concub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eza_of_Lotharingia&gt;/&lt;isMarriedTo&gt;/&lt;Mieszko_II_Lamber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Ã©_MarÃ­a_Iglesias&gt;/&lt;isMarriedTo&gt;/&lt;Juana_CalderÃ³n_Tap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ay_Lui&gt;/&lt;isMarriedTo&gt;/&lt;Kathy_Chow_(actres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ferirkare_Kakai&gt;/&lt;isMarriedTo&gt;/&lt;Khentkaus_I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,_Duke_of_Burgundy_(16821712)&gt;/&lt;isMarriedTo&gt;/&lt;Princess_Marie_AdÃ©laÃ¯de_of_Savo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c_Small&gt;/&lt;isMarriedTo&gt;/&lt;Kim_Myer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alerie_Allen_Marland&gt;/&lt;isMarriedTo&gt;/&lt;William_C._Mar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_Deland&gt;/&lt;isMarriedTo&gt;/&lt;Carolina_Kuhl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mpress_Michiko&gt;/&lt;isMarriedTo&gt;/&lt;Akihit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cott_Paulin&gt;/&lt;isMarriedTo&gt;/&lt;Wendy_Phillip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van_IV_of_Russia&gt;/&lt;isMarriedTo&gt;/&lt;Anna_Vasilchikov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herita_Gonzaga_d'Este&gt;/&lt;isMarriedTo&gt;/&lt;Alfonso_II_d'Este,_Duke_of_Ferrar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e_Mead&gt;/&lt;isMarriedTo&gt;/&lt;Denise_van_Out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leb_Deschanel&gt;/&lt;isMarriedTo&gt;/&lt;Mary_Jo_Deschane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sbeth_Movin&gt;/&lt;isMarriedTo&gt;/&lt;Lau_Lauritzen,_Jr.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Shehadie&gt;/&lt;isMarriedTo&gt;/&lt;Marie_Bashi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illie_Letts&gt;/&lt;isMarriedTo&gt;/&lt;Dennis_Lett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cques_LÃ©opold_de_La_Tour_d'Auvergne&gt;/&lt;isMarriedTo&gt;/&lt;Landgravine_Hedwig_of_Hesse-Rotenbu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unt_Jefferson_von_Pfeil_und_Klein-Ellguth&gt;/&lt;isMarriedTo&gt;/&lt;Princess_Alexandra_of_Sayn-Wittgenstein-Berlebu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ssie_Woodrow_Wilson_Sayre&gt;/&lt;isMarriedTo&gt;/&lt;Francis_Bowes_Say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rd_Charles_Arthur_Francis_Cavendish&gt;/&lt;isMarriedTo&gt;/&lt;Adele_Astai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heeler_Oakman&gt;/&lt;isMarriedTo&gt;/&lt;Priscilla_De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lena_Evans&gt;/&lt;isMarriedTo&gt;/&lt;Minor_characters_of_Days_of_our_Liv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Steelman&gt;/&lt;isMarriedTo&gt;/&lt;Sarah_Steel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ison_Lohman&gt;/&lt;isMarriedTo&gt;/&lt;Mark_Neveld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ky_Spencer&gt;/&lt;isMarriedTo&gt;/&lt;Elizabeth_Webb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the_Bald&gt;/&lt;isMarriedTo&gt;/&lt;Ermentrude_of_OrlÃ©an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ralv_Maurstad&gt;/&lt;isMarriedTo&gt;/&lt;Beate_Eriks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linor_Kershaw&gt;/&lt;isMarriedTo&gt;/&lt;Thomas_H._I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ia_Paay&gt;/&lt;isMarriedTo&gt;/&lt;Adam_Curr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ierre-Yves_Gerbeau&gt;/&lt;isMarriedTo&gt;/&lt;Kate_Gerbea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e_Taft&gt;/&lt;isMarriedTo&gt;/&lt;Alphonso_Taf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Stenbeck&gt;/&lt;isMarriedTo&gt;/&lt;Lucinda_Wals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,_Grand_Duke_of_Mecklenburg&gt;/&lt;isMarriedTo&gt;/&lt;Princess_Marie_of_Hesse-Kasse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ie-Louise_Ekman&gt;/&lt;isMarriedTo&gt;/&lt;GÃ¶sta_Ek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y_Call_Darby_Collins&gt;/&lt;isMarriedTo&gt;/&lt;LeRoy_Collin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athalie_Delon&gt;/&lt;isMarriedTo&gt;/&lt;Alain_Del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ady_Randolph_Churchill&gt;/&lt;isMarriedTo&gt;/&lt;Lord_Randolph_Churchi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awrence_D._Foldes&gt;/&lt;isMarriedTo&gt;/&lt;Victoria_Paige_Meyerin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Attanasio&gt;/&lt;isMarriedTo&gt;/&lt;Katie_Jacob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Au&gt;/&lt;isMarriedTo&gt;/&lt;Teresa_M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tossa&gt;/&lt;isMarriedTo&gt;/&lt;Darius_I_of_Per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e_DiMaggio&gt;/&lt;isMarriedTo&gt;/&lt;Dorothy_Arnold_(actres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eresa,_Princess_of_Beira&gt;/&lt;isMarriedTo&gt;/&lt;Infante_Carlos,_Count_of_Mol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loise_Broady&gt;/&lt;isMarriedTo&gt;/&lt;John_Paul_DeJo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un_Cassidy&gt;/&lt;isMarriedTo&gt;/&lt;Susan_Dio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ck_Jenney&gt;/&lt;isMarriedTo&gt;/&lt;Kay_Thomp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veline_Herfkens&gt;/&lt;isMarriedTo&gt;/&lt;Ed_van_Thij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Yvonne_McGuinness&gt;/&lt;isMarriedTo&gt;/&lt;Cillian_Murph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gen_McDowell&gt;/&lt;isMarriedTo&gt;/&lt;Jonas_Max_Ferr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c_Maschwitz&gt;/&lt;isMarriedTo&gt;/&lt;Hermione_Gingol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ven_V._Roberts&gt;/&lt;isMarriedTo&gt;/&lt;Cokie_Robert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ictoria_Hislop&gt;/&lt;isMarriedTo&gt;/&lt;Ian_Hislop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in_Ruzan&gt;/&lt;isMarriedTo&gt;/&lt;Mike_Myers_(actor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mehameha_I&gt;/&lt;isMarriedTo&gt;/&lt;Ka'ahuman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_VII,_Duke_of_Bavaria&gt;/&lt;isMarriedTo&gt;/&lt;Catherine_of_AlenÃ§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ara_Takashima&gt;/&lt;isMarriedTo&gt;/&lt;BanjM_Ging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retia_Garfield&gt;/&lt;isMarriedTo&gt;/&lt;James_A._Garfiel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ileen_Davidson&gt;/&lt;isMarriedTo&gt;/&lt;Jon_Lindstr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phie_Marceau&gt;/&lt;isMarriedTo&gt;/&lt;Andrzej_{uBawsk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velin_Ilves&gt;/&lt;isMarriedTo&gt;/&lt;Toomas_Hendrik_Ilv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ny_Strong&gt;/&lt;isMarriedTo&gt;/&lt;Alexandra_Hol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ictoria_Carroll&gt;/&lt;isMarriedTo&gt;/&lt;Michael_Bell_(actor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tte_Nazareth&gt;/&lt;isMarriedTo&gt;/&lt;Roger_W._Ferguson,_Jr.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etu_Mohandas&gt;/&lt;isMarriedTo&gt;/&lt;Rajeev_Rav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aius_Claudius_Marcellus_Minor&gt;/&lt;isMarriedTo&gt;/&lt;Octavia_the_Young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sabel_de_Warenne,_4th_Countess_of_Surrey&gt;/&lt;isMarriedTo&gt;/&lt;William_I,_Count_of_Boulog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Kazan&gt;/&lt;isMarriedTo&gt;/&lt;Robin_Swicor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of_Russia&gt;/&lt;isMarriedTo&gt;/&lt;Eudoxia_Streshnev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ude_Pompidou&gt;/&lt;isMarriedTo&gt;/&lt;Georges_Pompido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a_ObregÃ³n&gt;/&lt;isMarriedTo&gt;/&lt;Paloma_Lag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olasa_ValdÃ©s&gt;/&lt;isMarriedTo&gt;/&lt;Mateo_de_Toro_Zambrano,_1st_Count_of_La_Conquist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al_(musician)&gt;/&lt;isMarriedTo&gt;/&lt;Heidi_Kl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ulfrida&gt;/&lt;isMarriedTo&gt;/&lt;Ãthelred_of_Wessex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ion_Fairfax&gt;/&lt;isMarriedTo&gt;/&lt;Tully_Marsha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wson_Leery&gt;/&lt;isMarriedTo&gt;/&lt;Joey_Pott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t_Loewensberg&gt;/&lt;isMarriedTo&gt;/&lt;Moritz_Leuenberg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rzy_Antczak&gt;/&lt;isMarriedTo&gt;/&lt;Jadwiga_BaraDsk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orman_Maurer&gt;/&lt;isMarriedTo&gt;/&lt;Joan_Howard_Maur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ott,_1st_Duchess_of_Buccleuch&gt;/&lt;isMarriedTo&gt;/&lt;James_Scott,_1st_Duke_of_Monmout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Merton&gt;/&lt;isMarriedTo&gt;/&lt;Caroline_Quent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Quinn&gt;/&lt;isMarriedTo&gt;/&lt;Benjamin_C._Bradl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_Henry_of_the_Netherlands&gt;/&lt;isMarriedTo&gt;/&lt;Princess_Amalia_of_Saxe-Weimar-Eisenac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le_Hulse&gt;/&lt;isMarriedTo&gt;/&lt;Gena_Lee_Nol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utnofret&gt;/&lt;isMarriedTo&gt;/&lt;Thutmose_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khat&gt;/&lt;isMarriedTo&gt;/&lt;Seti_I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ie_Tempest&gt;/&lt;isMarriedTo&gt;/&lt;W._Graham_Brow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_Flintstone&gt;/&lt;isMarriedTo&gt;/&lt;Wilma_Flintstone&gt;</text:p>
          </table:table-cell>
          <table:table-cell table:number-columns-repeated="1022"/>
        </table:table-row>
        <table:table-row table:style-name="ro1">
          <table:table-cell office:value-type="string">
            <text:p>?s21 <text:s/>&lt;imports&gt; <text:s/>?o60 <text:s/>?o21 <text:s/>&lt;imports&gt; <text:s/>?o60 <text:s text:c="2"/>=&gt; ?s21 <text:s/>&lt;dealsWith&gt; <text:s/>?o21 <text:s/>Support: 1.3394907383783232E-4 Confidence: 0.5431034482758621 Improved confidence: 0.75 Head coverage: 0.5163934426229508 Predictiveness: 0.27586206896551724 Improved Predictiveness: 0.20689655172413793 Std. Improved Predictiveness: 0.1498216409036861 Cardinality: 63 Counting on variable: ?s21 Body size: 116</text:p>
          </table:table-cell>
          <table:table-cell table:number-columns-repeated="5"/>
          <table:table-cell table:style-name="ce18" table:number-columns-repeated="24"/>
          <table:table-cell table:number-columns-repeated="994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Bulga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aroe_Islands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Tajiki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Bur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uth_Korea&gt;/&lt;dealsWith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Gibralt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imbabwe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Urugua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Liechtenste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Roma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Bur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Ice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iribati&gt;/&lt;dealsWith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Gre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Rwan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Western_Saha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Liechtenste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Republic_of_Macedo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iwan&gt;/&lt;dealsWith&gt;/&lt;South_Kore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Guy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Gre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wazi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Chil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Denma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Liby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Tong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Alb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Guy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orth_Kore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aragua&gt;/&lt;dealsWith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enezuela&gt;/&lt;dealsWith&gt;/&lt;Boliv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Lesot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Iraq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Gre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Tong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Faroe_Is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Yem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Urugua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waziland&gt;/&lt;dealsWith&gt;/&lt;Lesot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Central_African_Republic&gt;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?s13 <text:s/>&lt;dealsWith&gt; <text:s/>?o57 <text:s/>?o57 <text:s/>&lt;imports&gt; <text:s/>?o13 <text:s text:c="2"/>=&gt; ?s13 <text:s/>&lt;imports&gt; <text:s/>?o13 <text:s/>Support: 1.3394907383783232E-4 Confidence: 0.5338983050847458 Improved confidence: 0.7682926829268293 Head coverage: 0.5431034482758621 Predictiveness: 0.30508474576271183 Improved Predictiveness: 0.23439437784208347 Std. Improved Predictiveness: 0.16288422866992242 Cardinality: 63 Counting on variable: ?s13 Body size: 118</text:p>
          </table:table-cell>
          <table:table-cell table:number-columns-repeated="1023"/>
        </table:table-row>
        <table:table-row table:style-name="ro4">
          <table:table-cell office:value-type="string">
            <text:p>Y</text:p>
          </table:table-cell>
          <table:table-cell office:value-type="string">
            <text:p>&lt;Qatar&gt;/&lt;imports&gt;/&lt;wordnet_vehicle_104524313&gt;</text:p>
          </table:table-cell>
          <table:table-cell table:number-columns-repeated="5"/>
          <table:table-cell table:formula="of:=COUNTIF([.A540:.A639]; &quot;Y&quot;)/COUNTA([.A540:.A639])" office:value-type="float" office:value="0.27">
            <text:p>0.27</text:p>
          </table:table-cell>
          <table:table-cell table:number-columns-repeated="1016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electricity_11144990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ustral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ustralia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ustralia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akia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akia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aki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oland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oland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oland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oland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oland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hrain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nzania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bec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cuador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dagascar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dagascar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ungary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erican_Samo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nited_Arab_Emirates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nited_Arab_Emirates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nited_Arab_Emirates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pal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zerbaijan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zerbaijan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tre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trea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tre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trea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tre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trea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gypt&gt;/&lt;im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gypt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gypt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rbados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urkmenistan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urkmenistan&gt;/&lt;im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urkmenistan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urkmenistan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uerto_Rico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uerto_Rico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pan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stoni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stonia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stonia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rdan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rdan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rdan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rdan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ntenegro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ntenegro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s21 <text:s/>&lt;imports&gt; <text:s/>?o60 <text:s/>?o21 <text:s/>&lt;exports&gt; <text:s/>?o60 <text:s text:c="2"/>=&gt; ?s21 <text:s/>&lt;dealsWith&gt; <text:s/>?o21 <text:s/>Support: 1.2757054651222125E-4 Confidence: 0.5263157894736842 Improved confidence: 0.7317073170731707 Head coverage: 0.4918032786885246 Predictiveness: 0.2807017543859649 Improved Predictiveness: 0.2053915275994865 Std. Improved Predictiveness: 0.1477377654662973 Cardinality: 60 Counting on variable: ?s21 Body size: 114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Om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Liby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aroe_Islands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Kiribat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Sy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Nepa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Maca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Taiw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Jama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uth_Korea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uth_Kore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rocco&gt;/&lt;dealsWith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rocco&gt;/&lt;dealsWith&gt;/&lt;San_Marin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rocco&gt;/&lt;dealsWith&gt;/&lt;Austra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Maurit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Nami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Tanz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North_Kore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Jama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etnam&gt;/&lt;dealsWith&gt;/&lt;Bhu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etnam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Taiw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Ukrai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ndonesia&gt;/&lt;dealsWith&gt;/&lt;Taiw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Aust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atemal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ibraltar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Aust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Sy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Yem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Ecuado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y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Taiw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Om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Sy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Aust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Maca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Yem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aragua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enezuela&gt;/&lt;dealsWith&gt;/&lt;Bur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enezuela&gt;/&lt;dealsWith&gt;/&lt;Pana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Denma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Maurit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Austra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Andor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ensland&gt;/&lt;dealsWith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an_Marino&gt;/&lt;dealsWith&gt;/&lt;Republic_of_Macedo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Nepa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Ukrai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Jama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New_Zealan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?s66 <text:s/>&lt;isCitizenOf&gt; <text:s/>?s12 <text:s/>?s66 <text:s/>&lt;wasBornIn&gt; <text:s/>?o12 <text:s text:c="2"/>=&gt; ?s12 <text:s/>&lt;hasCapital&gt; <text:s/>?o12 <text:s/>Support: 1.382014253882397E-4 Confidence: 0.5158730158730159 Improved confidence: 0.6018518518518519 Head coverage: 0.03067484662576687 Predictiveness: 0.1428571428571429 Improved Predictiveness: 0.085978835978836 Std. Improved Predictiveness: 0.07369614512471659 Cardinality: 65 Counting on variable: ?s12 Body size: 126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emen&gt;/&lt;hasCapital&gt;/&lt;Jeddah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emen&gt;/&lt;hasCapital&gt;/&lt;Mecc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ocialist_Federal_Republic_of_Yugoslavia&gt;/&lt;hasCapital&gt;/&lt;Sveti_Nikol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Electorate_of_Brunswick-LÃ¼neburg&gt;/&lt;hasCapital&gt;/&lt;Hanove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ri_Lanka&gt;/&lt;hasCapital&gt;/&lt;Gall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ri_Lanka&gt;/&lt;hasCapital&gt;/&lt;Badull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ri_Lanka&gt;/&lt;hasCapital&gt;/&lt;Kand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ri_Lanka&gt;/&lt;hasCapital&gt;/&lt;Kurunegal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ri_Lanka&gt;/&lt;hasCapital&gt;/&lt;Anuradhapur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ri_Lanka&gt;/&lt;hasCapital&gt;/&lt;Colombo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Mandaluyong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Quezon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Cavite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Cebu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Vallejo,_Californi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Iloilo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Tanauan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Xiame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Makati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Vigan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Isabela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Tagbilaran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Pasig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Malabon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Cagayan_de_Oro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hilippines&gt;/&lt;hasCapital&gt;/&lt;Zamboanga_Cit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Weimar_Republic&gt;/&lt;hasCapital&gt;/&lt;Frankfurt_am_Mai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hodesia&gt;/&lt;hasCapital&gt;/&lt;Pretori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russia&gt;/&lt;hasCapital&gt;/&lt;Berli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Karnal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Hoshiarpu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Hyderabad,_Indi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Allahaba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Malihaba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Talw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Lucknow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Aligarh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Bhopal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Jalandha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Delh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Parbhan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Phillau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Amritsa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Ludhian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Garhmukteshwa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Mahilpu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Karach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Batal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Amroh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Pakistan&gt;/&lt;hasCapital&gt;/&lt;Islamaba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Sironj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akistan&gt;/&lt;hasCapital&gt;/&lt;Bantv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ingapore&gt;/&lt;hasCapital&gt;/&lt;Wuh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ingapore&gt;/&lt;hasCapital&gt;/&lt;Porto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ingapore&gt;/&lt;hasCapital&gt;/&lt;Colombo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Samoa&gt;/&lt;hasCapital&gt;/&lt;Api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olland&gt;/&lt;hasCapital&gt;/&lt;Amsterda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Leuve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Kob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Mechele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Osten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LiÃ¨g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Ghent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Kortrijk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Bruge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Hasselt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Turi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elgium&gt;/&lt;hasCapital&gt;/&lt;Antwerp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Kingdom_of_Yugoslavia&gt;/&lt;hasCapital&gt;/&lt;Novi_Sa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Kingdom_of_Yugoslavia&gt;/&lt;hasCapital&gt;/&lt;Belgrad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Macau&gt;/&lt;hasCapital&gt;/&lt;Macau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acau&gt;/&lt;hasCapital&gt;/&lt;Lisbo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ong_Kong&gt;/&lt;hasCapital&gt;/&lt;Vancouve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Hong_Kong&gt;/&lt;hasCapital&gt;/&lt;Hong_Kong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fghanistan&gt;/&lt;hasCapital&gt;/&lt;Kandaha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lgeria&gt;/&lt;hasCapital&gt;/&lt;Jijel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lgeria&gt;/&lt;hasCapital&gt;/&lt;Nic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Algeria&gt;/&lt;hasCapital&gt;/&lt;Algier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?s33 <text:s/>&lt;produced&gt; <text:s/>?o33 <text:s/>?s33 <text:s/>&lt;created&gt; <text:s/>?o33 <text:s text:c="2"/>=&gt; ?s33 <text:s/>&lt;directed&gt; <text:s/>?o33 <text:s/>Support: 0.002475711298586771 Confidence: 0.5156087408949012 Improved confidence: 0.6083486801718846 Head coverage: 0.03134687163914721 Predictiveness: 0.15244536940686781 Improved Predictiveness: 0.09273993927698343 Std. Improved Predictiveness: 0.0786021649751332 Cardinality: 991 Counting on variable: ?o33 Body size: 1922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Chennai_600028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heryl_Leach&gt;/&lt;directed&gt;/&lt;Barney's_Great_Adventur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Boss_Engira_Bhaskar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._R._Rahman&gt;/&lt;directed&gt;/&lt;Mudhalv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Ovidio_G._Assonitis&gt;/&lt;directed&gt;/&lt;Red_Riding_Hood_(2003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BC_Alba&gt;/&lt;directed&gt;/&lt;EÃ²rp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Tsui_Siu-Ming&gt;/&lt;directed&gt;/&lt;Twins_Missio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eter_McCarthy&gt;/&lt;directed&gt;/&lt;Tapehead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Sachin_Dev_Burman&gt;/&lt;directed&gt;/&lt;Baat_Ek_Raat_K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Louis_Malle&gt;/&lt;directed&gt;/&lt;Pretty_Baby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Christopher_Pike_(author)&gt;/&lt;directed&gt;/&lt;Fall_Into_Darknes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April_Maadhathil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Pudhukottaiyilirundhu_Saravan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avid_Koepp&gt;/&lt;directed&gt;/&lt;Apartment_Zero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ino_Merlin&gt;/&lt;directed&gt;/&lt;Live_Koaevo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aniel_Amos&gt;/&lt;directed&gt;/&lt;Instruction_Through_Fil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ana_Andersen&gt;/&lt;directed&gt;/&lt;Purple_Ga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._R._Rahman&gt;/&lt;directed&gt;/&lt;Parthale_Paravasa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Vaaman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ohnny_Carpenter&gt;/&lt;directed&gt;/&lt;Son_of_the_Renegad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Rich_Mullins&gt;/&lt;directed&gt;/&lt;Canticle_of_the_Plain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Tsui_Hark&gt;/&lt;directed&gt;/&lt;New_Dragon_Gate_In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Dheen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effrey_Konvitz&gt;/&lt;directed&gt;/&lt;Silent_Night,_Bloody_Night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oy_Boulter&gt;/&lt;directed&gt;/&lt;Under_the_Mu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Yogi_(2009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meer_Sultan&gt;/&lt;directed&gt;/&lt;Yogi_(2009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George_Harrison&gt;/&lt;directed&gt;/&lt;The_Concert_for_Bangladesh_(albu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arold_Shumate&gt;/&lt;directed&gt;/&lt;Escape_by_Night_(1937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ocelyn_Moorhouse&gt;/&lt;directed&gt;/&lt;Unconditional_Lov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reston_A._Whitmore_II&gt;/&lt;directed&gt;/&lt;Dough_Boys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Naushad&gt;/&lt;directed&gt;/&lt;Uran_Khatol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Yoram_Gross&gt;/&lt;directed&gt;/&lt;Blinky_Bill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pede_Pasanen&gt;/&lt;directed&gt;/&lt;PÃ¤hkÃ¤hullu_Suom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anfred_Wong&gt;/&lt;directed&gt;/&lt;Portland_Street_Blue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aved_Jabbar&gt;/&lt;directed&gt;/&lt;Ramchand_Pakistan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evi_Sri_Prasad&gt;/&lt;directed&gt;/&lt;Kanthaswamy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Pennywise_(band)&gt;/&lt;directed&gt;/&lt;Home_Movies_(video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TISM&gt;/&lt;directed&gt;/&lt;The_White_Albu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ary_Sweeney&gt;/&lt;directed&gt;/&lt;The_Straight_Stor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Rolf_de_Heer&gt;/&lt;directed&gt;/&lt;Ten_Canoe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nowy_White&gt;/&lt;directed&gt;/&lt;The_Way_It_Is...Live!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dam_Small&gt;/&lt;directed&gt;/&lt;Malibu's_Most_Wante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arry_Morrow&gt;/&lt;directed&gt;/&lt;Race_the_Su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arry_S._Webb&gt;/&lt;directed&gt;/&lt;Loser's_En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Kadhal_Samrajya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Neil_Murphy&gt;/&lt;directed&gt;/&lt;The_Disappeared_(2008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Bill_Walsh_(producer)&gt;/&lt;directed&gt;/&lt;Lt._Robin_Crusoe,_U.S.N.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Grace_Kosaka&gt;/&lt;directed&gt;/&lt;Nexus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erman_Cohen&gt;/&lt;directed&gt;/&lt;Black_Zoo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Charles_Gary_Allison&gt;/&lt;directed&gt;/&lt;Fraternity_Row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hankar-Ehsaan-Loy&gt;/&lt;directed&gt;/&lt;Lakshya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elvin_Frank&gt;/&lt;directed&gt;/&lt;Mr._Blandings_Builds_His_Dream_Hous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Kevin_Willmott&gt;/&lt;directed&gt;/&lt;Ninth_Street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Daa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tacy_Keach&gt;/&lt;directed&gt;/&lt;The_Long_Riders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Quentin_Tarantino&gt;/&lt;directed&gt;/&lt;Past_Midnight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lexandre_Aja&gt;/&lt;directed&gt;/&lt;P2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Lloyd_Kaufman&gt;/&lt;directed&gt;/&lt;Sugar_Cookies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._R._Rahman&gt;/&lt;directed&gt;/&lt;Padayapp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Christopher_Neame_(writer/producer)&gt;/&lt;directed&gt;/&lt;Feast_of_Jul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._R._Rahman&gt;/&lt;directed&gt;/&lt;Naan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Tom_Hubbard&gt;/&lt;directed&gt;/&lt;Raiders_of_Old_Californi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Lexi_Alexander&gt;/&lt;directed&gt;/&lt;Johnny_Flynto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an_Bucatinsky&gt;/&lt;directed&gt;/&lt;All_Over_the_Gu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ick_Molloy&gt;/&lt;directed&gt;/&lt;BoyTow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oman_Coppola&gt;/&lt;directed&gt;/&lt;The_Spirit_of_'76_(1990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ames_Vasanthan&gt;/&lt;directed&gt;/&lt;Naanaya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edro_MasÃ³&gt;/&lt;directed&gt;/&lt;La_gran_famili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Y</text:p>
          </table:table-cell>
          <table:table-cell table:style-name="ce15" office:value-type="string">
            <text:p>&lt;Noah_Sife&gt;/&lt;directed&gt;/&lt;The_Adventures_of_Noah_Sife_V._2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Kalvanin_Kadhal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._R._Rahman&gt;/&lt;directed&gt;/&lt;Jodi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avid_E._Kelley&gt;/&lt;directed&gt;/&lt;To_Gillian_on_Her_37th_Birthday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Eugene_Levy&gt;/&lt;directed&gt;/&lt;The_Last_Polk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o_Swerling&gt;/&lt;directed&gt;/&lt;Humor_Risk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Seshu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ick_Gitelson&gt;/&lt;directed&gt;/&lt;Handy_Manny's_Motorcycle_Adventur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rtie_Lange&gt;/&lt;directed&gt;/&lt;Artie_Lange's_Beer_Leagu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Vijay_Antony&gt;/&lt;directed&gt;/&lt;Dishyu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arris_Jayaraj&gt;/&lt;directed&gt;/&lt;Munna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Himesh_Reshammiya&gt;/&lt;directed&gt;/&lt;Tere_Naam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ajesh_Roshan&gt;/&lt;directed&gt;/&lt;Kya_Kehna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David_Conrad&gt;/&lt;directed&gt;/&lt;Roggue_Doggz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Puthiya_Geetha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Vishal-Shekhar&gt;/&lt;directed&gt;/&lt;Taxi_No._9211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Kedi_(2006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aci_^a_maz&gt;/&lt;directed&gt;/&lt;Valley_of_the_Wolves_Iraq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Albert_Band&gt;/&lt;directed&gt;/&lt;The_Avenger_(1962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Peer_Guldbrandsen&gt;/&lt;directed&gt;/&lt;I,_a_Lover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Silambattam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Lawrence_Cheng&gt;/&lt;directed&gt;/&lt;The_Eye_2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Waheed_Murad&gt;/&lt;directed&gt;/&lt;Ehsaan_(1967_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Yuvan_Shankar_Raja&gt;/&lt;directed&gt;/&lt;Machakaaran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Sam_Jaeger&gt;/&lt;directed&gt;/&lt;Advantage_Hart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ahesh_Bhatt&gt;/&lt;directed&gt;/&lt;Woh_Lamh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Jess_Winfield&gt;/&lt;directed&gt;/&lt;Stitch!_The_Movie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Neveldine/Taylor&gt;/&lt;directed&gt;/&lt;Pathology_(film)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Rodney_Dangerfield&gt;/&lt;directed&gt;/&lt;Rover_Dangerfield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Matt_Greenberg&gt;/&lt;directed&gt;/&lt;The_Prophecy_II&gt;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</text:p>
          </table:table-cell>
          <table:table-cell table:style-name="ce15" office:value-type="string">
            <text:p>&lt;Vishal-Shekhar&gt;/&lt;directed&gt;/&lt;Honeymoon_Travels_Pvt._Ltd.&gt;</text:p>
          </table:table-cell>
          <table:table-cell table:number-columns-repeated="1022"/>
        </table:table-row>
        <table:table-row table:style-name="ro1">
          <table:table-cell office:value-type="string">
            <text:p>?s628 <text:s/>&lt;wasBornIn&gt; <text:s/>?s18 <text:s/>?s628 <text:s/>&lt;isPoliticianOf&gt; <text:s/>?o18 <text:s text:c="2"/>=&gt; ?s18 <text:s/>&lt;isLocatedIn&gt; <text:s/>?o18 <text:s/>Support: 3.827116395366638E-4 Confidence: 0.5142857142857142 Improved confidence: 0.5980066445182725 Head coverage: 8.523615149305325E-4 Predictiveness: 0.14 Improved Predictiveness: 0.08372093023255815 Std. Improved Predictiveness: 0.072 Cardinality: 180 Counting on variable: ?s18 Body size: 350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Defiance,_Iowa&gt;/&lt;isLocatedIn&gt;/&lt;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ederick,_Maryland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nada,_Mississippi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ksburg,_Mississippi&gt;/&lt;isLocatedIn&gt;/&lt;Arizo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ksburg,_Mississippi&gt;/&lt;isLocatedIn&gt;/&lt;Nev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umter,_South_Carolina&gt;/&lt;isLocatedIn&gt;/&lt;Alaba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ston&gt;/&lt;isLocated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illa,_Georgia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ridian,_Mississippi&gt;/&lt;isLocatedIn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ancouver&gt;/&lt;isLocated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v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yton,_Iowa&gt;/&lt;isLocatedIn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aufort,_South_Carolina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brook,_Maine&gt;/&lt;isLocatedIn&gt;/&lt;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azoo_City,_Mississippi&gt;/&lt;isLocatedIn&gt;/&lt;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ntreal&gt;/&lt;isLocatedIn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ncord,_North_Carolina&gt;/&lt;isLocatedIn&gt;/&lt;Alaba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eokuk,_Iowa&gt;/&lt;isLocatedIn&gt;/&lt;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tchez,_Mississippi&gt;/&lt;isLocatedIn&gt;/&lt;Oreg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avannah,_Georgi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Osage,_Iowa&gt;/&lt;isLocatedIn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urlington,_Iowa&gt;/&lt;isLocatedIn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quoketa,_Iowa&gt;/&lt;isLocat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rien,_Georgia&gt;/&lt;isLocatedIn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ta,_Iowa&gt;/&lt;isLocatedIn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nta_Barbara,_Californi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con,_Georgia&gt;/&lt;isLocated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con,_Georgia&gt;/&lt;isLocatedIn&gt;/&lt;Alaba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dison,_Wisconsin&gt;/&lt;isLocatedIn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aleigh,_North_Carolina&gt;/&lt;isLocatedIn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coma,_Washington&gt;/&lt;isLocatedIn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ichmond,_Virginia&gt;/&lt;isLocatedIn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unton,_Massachusetts&gt;/&lt;isLocatedIn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uscatine,_Iowa&gt;/&lt;isLocatedIn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opkinton,_Iowa&gt;/&lt;isLocat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sboro,_North_Carolina&gt;/&lt;isLocatedIn&gt;/&lt;Indi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eveland&gt;/&lt;isLocatedIn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w_Haven,_Connecticut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ncolnton,_North_Carolina&gt;/&lt;isLocat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yersville,_Iowa&gt;/&lt;isLocatedIn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wich,_Connecticut&gt;/&lt;isLocated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alem,_Iowa&gt;/&lt;isLocatedIn&gt;/&lt;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ddletown,_Connecticut&gt;/&lt;isLocatedIn&gt;/&lt;Oreg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ddletown,_Connecticut&gt;/&lt;isLocatedIn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cus,_Iowa&gt;/&lt;isLocatedIn&gt;/&lt;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Idaho&gt;</text:p>
          </table:table-cell>
          <table:table-cell table:number-columns-repeated="1022"/>
        </table:table-row>
        <table:table-row table:style-name="ro1">
          <table:table-cell office:value-type="string">
            <text:p>?s13 <text:s/>&lt;dealsWith&gt; <text:s/>?o57 <text:s/>?o57 <text:s/>&lt;exports&gt; <text:s/>?o13 <text:s text:c="2"/>=&gt; ?s13 <text:s/>&lt;imports&gt; <text:s/>?o13 <text:s/>Support: 1.2757054651222125E-4 Confidence: 0.5128205128205128 Improved confidence: 0.7317073170731707 Head coverage: 0.5172413793103449 Predictiveness: 0.2991452991452992 Improved Predictiveness: 0.21888680425265794 Std. Improved Predictiveness: 0.15340784571553803 Cardinality: 60 Counting on variable: ?s13 Body size: 117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Thailand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hailand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hailand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watch_10455589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wood_pulp_11510363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yrgyzstan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imports&gt;/&lt;wordnet_electronic_equipment_10327824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akia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aki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mineral_water_10793674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menia&gt;/&lt;imports&gt;/&lt;wordnet_scrap_metal_114857737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rmenia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shellfish_10778321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citrus_10774705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nickel_11464661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oviet_Union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hrain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platinum_11464954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anzania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bec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Quebec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cuador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cuador&gt;/&lt;imports&gt;/&lt;wordnet_soy_11253256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dagascar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dagascar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dagascar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ngary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erican_Samoa&gt;/&lt;imports&gt;/&lt;wordnet_plywood_10397121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erican_Samoa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erican_Samoa&gt;/&lt;imports&gt;/&lt;wordnet_molasses_10785995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erican_Samo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tswana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nited_Arab_Emirates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lumber_11494358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aluminum_11462782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iron_ore_1149234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wood_pulp_11510363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fruit_11313494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wine_107891726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&gt;/&lt;imports&gt;/&lt;wordnet_soy_11253256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pal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in&gt;/&lt;imports&gt;/&lt;wordnet_palm_oil_10767461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in&gt;/&lt;imports&gt;/&lt;wordnet_onion_11243308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in&gt;/&lt;imports&gt;/&lt;wordnet_uranium_ore_11508482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in&gt;/&lt;imports&gt;/&lt;wordnet_cowpea_112578916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zerbaijan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software_106566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scrap_metal_11485773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wine_107891726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zerbaijan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trea&gt;/&lt;imports&gt;/&lt;wordnet_electronic_equipment_10327824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trea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gypt&gt;/&lt;imports&gt;/&lt;wordnet_wheat_11214208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gypt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lumber_11494358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aluminum_11462782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iron_ore_1149234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wood_pulp_11510363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soy_11253256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iti&gt;/&lt;imports&gt;/&lt;wordnet_footwear_103381126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rbados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rbados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rbados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rbados&gt;/&lt;imports&gt;/&lt;wordnet_soy_11253256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zech_Republic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urkmenistan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urkmenistan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runei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runei&gt;/&lt;imports&gt;/&lt;wordnet_diamond_1133719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uerto_Rico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uerto_Rico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uerto_Rico&gt;/&lt;imports&gt;/&lt;wordnet_animal_product_114700745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uerto_Rico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pan&gt;/&lt;imports&gt;/&lt;wordnet_plywood_10397121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pan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pan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rdan&gt;/&lt;imports&gt;/&lt;wordnet_software_10656607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rdan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ntenegro&gt;/&lt;imports&gt;/&lt;wordnet_motor_vehicle_103791235&gt;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?s29 <text:s/>&lt;holdsPoliticalPosition&gt; <text:s/>?o90 <text:s/>?o29 <text:s/>&lt;hasCapital&gt; <text:s/>?o90 <text:s text:c="2"/>=&gt; ?s29 <text:s/>&lt;isCitizenOf&gt; <text:s/>?o29 <text:s/>Support: 4.252351550407375E-6 Confidence: 0.5 Improved confidence: 0.6666666666666666 Head coverage: 1.3726835964310226E-4 Predictiveness: 0.25 Improved Predictiveness: 0.16666666666666666 Std. Improved Predictiveness: 0.125 Cardinality: 2 Counting on variable: ?s29 Body size: 4</text:p>
          </table:table-cell>
          <table:table-cell table:style-name="ce17" table:number-columns-repeated="29"/>
          <table:table-cell table:number-columns-repeated="994"/>
        </table:table-row>
        <table:table-row table:style-name="ro1">
          <table:table-cell table:style-name="ce17" office:value-type="string">
            <text:p>N</text:p>
          </table:table-cell>
          <table:table-cell table:style-name="ce17" office:value-type="string">
            <text:p>&lt;Martine_Aurillac&gt;/&lt;isCitizenOf&gt;/&lt;Bourbon_Restoration&gt;</text:p>
          </table:table-cell>
          <table:table-cell table:style-name="ce17" table:number-columns-repeated="28"/>
          <table:table-cell table:number-columns-repeated="994"/>
        </table:table-row>
        <table:table-row table:style-name="ro1">
          <table:table-cell table:style-name="ce17" office:value-type="string">
            <text:p>Y</text:p>
          </table:table-cell>
          <table:table-cell table:style-name="ce17" office:value-type="string">
            <text:p>&lt;Martine_Aurillac&gt;/&lt;isCitizenOf&gt;/&lt;France&gt;</text:p>
          </table:table-cell>
          <table:table-cell table:style-name="ce17" table:number-columns-repeated="28"/>
          <table:table-cell table:number-columns-repeated="994"/>
        </table:table-row>
        <table:table-row table:style-name="ro1">
          <table:table-cell table:style-name="ce17" office:value-type="string">
            <text:p>N</text:p>
          </table:table-cell>
          <table:table-cell table:style-name="ce17" office:value-type="string">
            <text:p>&lt;Martine_Aurillac&gt;/&lt;isCitizenOf&gt;/&lt;West_Francia&gt;</text:p>
          </table:table-cell>
          <table:table-cell table:style-name="ce17" table:number-columns-repeated="28"/>
          <table:table-cell table:number-columns-repeated="994"/>
        </table:table-row>
        <table:table-row table:style-name="ro1">
          <table:table-cell office:value-type="string">
            <text:p>?s4 <text:s/>&lt;isMarriedTo&gt; <text:s/>?o4 <text:s/>?o4 <text:s/>&lt;hasChild&gt; <text:s/>?s4 <text:s text:c="2"/>=&gt; ?s4 <text:s/>&lt;hasChild&gt; <text:s/>?o4 <text:s/>Support: 5.49602911896155E-5 Confidence: 0.5 Improved confidence: 0.6666666666666666 Head coverage: 0.0025530927236857375 Predictiveness: 0.25 Improved Predictiveness: 0.16666666666666666 Std. Improved Predictiveness: 0.125 Cardinality: 22 Counting on variable: ?o4 Body size: 4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Mayer&gt;/&lt;hasChild&gt;/&lt;Cheri_L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a_Kane&gt;/&lt;hasChild&gt;/&lt;Dimitri_Mari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J.T._Hellstr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an_family&gt;/&lt;hasChild&gt;/&lt;Judy_Mor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uren_Fenmore_Baldwin&gt;/&lt;hasChild&gt;/&lt;Scott_Grainger,_Sr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Cole_How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Winters&gt;/&lt;hasChild&gt;/&lt;Nathan_Hasting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Victor_Newman&gt;/&lt;hasChild&gt;/&lt;Ashley_Abbott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ad_Carlton&gt;/&lt;hasChild&gt;/&lt;Ashley_Abbo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e_Lee&gt;/&lt;hasChild&gt;/&lt;James_Farent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hasChild&gt;/&lt;Ian_Thornh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ne_Lewisohn&gt;/&lt;hasChild&gt;/&lt;Leonard_Lewisohn&gt;</text:p>
          </table:table-cell>
          <table:table-cell table:number-columns-repeated="1022"/>
        </table:table-row>
        <table:table-row table:style-name="ro1">
          <table:table-cell office:value-type="string">
            <text:p>?s66 <text:s/>&lt;isCitizenOf&gt; <text:s/>?s12 <text:s/>?s66 <text:s/>&lt;livesIn&gt; <text:s/>?o12 <text:s text:c="2"/>=&gt; ?s12 <text:s/>&lt;hasCapital&gt; <text:s/>?o12 <text:s/>Support: 9.142555833375857E-5 Confidence: 0.4942528735632184 Improved confidence: 0.589041095890411 Head coverage: 0.020292590844738084 Predictiveness: 0.16091954022988508 Improved Predictiveness: 0.09478822232719258 Std. Improved Predictiveness: 0.07953494517109262 Cardinality: 43 Counting on variable: ?s12 Body size: 87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innamon_Garden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Welikadawatt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gay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oncepcion,_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cos_Nor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mus,_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DasmariÃ±as_Vill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an_Jua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yantoc,_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untinlup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coor,_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tang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Gonzaga,_Cagay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angasi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ukid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Emerald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Winkie_Count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Tyls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Huy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_(Oz)&gt;/&lt;hasCapital&gt;/&lt;Munchkin_Count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b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ianwal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rha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rifwal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Goj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eshaw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orwa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aho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dhr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Trondhei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ir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Oxfor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Islamabad_Capital_Territo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Egyp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Sind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awan_Lah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er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rand_Duchy_of_Hes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Capital&gt;/&lt;Liby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omm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ker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orgerhou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lgiu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ust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ssel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alt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relbek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allahassee,_Flori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Anabar_Distric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hasCapital&gt;/&lt;Kabu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d_of_Ev&gt;/&lt;hasCapital&gt;/&lt;Land_of_Ev&gt;</text:p>
          </table:table-cell>
          <table:table-cell table:number-columns-repeated="1022"/>
        </table:table-row>
        <table:table-row table:style-name="ro1">
          <table:table-cell office:value-type="string">
            <text:p>?o8 <text:s/>&lt;hasChild&gt; <text:s/>?o538 <text:s/>?s8 <text:s/>&lt;created&gt; <text:s/>?o538 <text:s text:c="2"/>=&gt; ?s8 <text:s/>&lt;created&gt; <text:s/>?o8 <text:s/>Support: 3.0727799165103213E-4 Confidence: 0.4900398406374502 Improved confidence: 0.6721311475409836 Head coverage: 7.872302296408182E-4 Predictiveness: 0.27091633466135456 Improved Predictiveness: 0.1820913069035334 Std. Improved Predictiveness: 0.1327597974635323 Cardinality: 123 Counting on variable: ?o8 Body size: 251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Carrie_Baine&gt;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Richard_Hilton&gt;</text:p>
          </table:table-cell>
          <table:table-cell table:number-columns-repeated="5"/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Rick_Bauer_(Guiding_Light)&gt;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Whitesell&gt;/&lt;created&gt;/&lt;Charlie_Banks&gt;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Charlie_Banks&gt;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Patrick_Drake&gt;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?</text:p>
          </table:table-cell>
          <table:table-cell office:value-type="string">
            <text:p>&lt;Hedda_Eulenberg&gt;/&lt;created&gt;/&lt;Eliza_Po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Grant&gt;/&lt;created&gt;/&lt;Kristine_Kochans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_Naylor&gt;/&lt;created&gt;/&lt;Kristine_Kochans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Damian_Grimal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Jeff_Webb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Jeff_Webb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Tanya_Brann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Laura_Spenc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Laura_Spenc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Laura_Spenc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Bob_Hope_(Emmerdal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Pratt,_Jr.&gt;/&lt;created&gt;/&lt;Sonny_Corinth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Sonny_Corinth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Edmund_G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Buzz_Coop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Billy_Mitchell_(EastEnders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ichard_J._Allen&gt;/&lt;created&gt;/&lt;Sami_Brad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Hogan_Sheffer&gt;/&lt;created&gt;/&lt;Sami_Brad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nne_Schoettle&gt;/&lt;created&gt;/&lt;Sami_Bra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Felicia_Jo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ne_Palumbo&gt;/&lt;created&gt;/&lt;Felicia_Jo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Charlie_Cot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_Smith&gt;/&lt;created&gt;/&lt;Charlie_Cot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Holly_Sutton-Scorpi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adley_Bell&gt;/&lt;created&gt;/&lt;Massimo_Mar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Alois_Hit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Max_Brann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h_Laiman&gt;/&lt;created&gt;/&lt;James_Stenbe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Lynne_Spear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Alan_Jackson_(EastEnder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ley_Bell&gt;/&lt;created&gt;/&lt;Jacqueline_Payne_Mar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Vanessa_Benne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Vanessa_Benne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Vanessa_Bennet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Holland&gt;/&lt;created&gt;/&lt;Kathy_Mitch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a_Higley&gt;/&lt;created&gt;/&lt;Patrick_Thornh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Honey_Mitch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alone&gt;/&lt;created&gt;/&lt;Cord_Rober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Battye&gt;/&lt;created&gt;/&lt;Philip_Martin_(Neighbour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Mary_Smyth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Mary_Smyth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Jordan&gt;/&lt;created&gt;/&lt;Terry_Raymo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Liz_Sanbour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Carlivati&gt;/&lt;created&gt;/&lt;Ross_Raybur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Holland&gt;/&lt;created&gt;/&lt;Pauline_Fow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Richard_Fiel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Richard_Fiel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Haggis&gt;/&lt;created&gt;/&lt;Robert_Fraser_(Due_South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Emma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lvio_Horta&gt;/&lt;created&gt;/&lt;Claire_Me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yan_Kirkwood_(producer)&gt;/&lt;created&gt;/&lt;Calvin_Valent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Kathy_Hil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Hal_Mu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Hal_Mu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Hal_Mu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._Reilly&gt;/&lt;created&gt;/&lt;Victor_Kiriaki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William_J._Bell&gt;/&lt;created&gt;/&lt;Addie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Myers_(actor)&gt;/&lt;created&gt;/&lt;Nigel_Pow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Klara_Hit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Treadwell-Collins&gt;/&lt;created&gt;/&lt;Archie_Mitch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Lucinda_Wal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Lucinda_Wal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Redmond&gt;/&lt;created&gt;/&lt;Dennis_Richardson_(Hollyoak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._Reilly&gt;/&lt;created&gt;/&lt;Mimi_Lockhart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argaret_DePriest&gt;/&lt;created&gt;/&lt;Kate_Roberts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Kate_Roberts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Kate_Roberts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g_Watson&gt;/&lt;created&gt;/&lt;Clarissa_von_Anstett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McHale&gt;/&lt;created&gt;/&lt;Jim_Branning&gt;</text:p>
          </table:table-cell>
          <table:table-cell table:number-columns-repeated="1022"/>
        </table:table-row>
        <table:table-row table:style-name="ro1">
          <table:table-cell office:value-type="string">
            <text:p>?s66 <text:s/>&lt;isCitizenOf&gt; <text:s/>?s12 <text:s/>?s66 <text:s/>&lt;isLocatedIn&gt; <text:s/>?o12 <text:s text:c="2"/>=&gt; ?s12 <text:s/>&lt;hasCapital&gt; <text:s/>?o12 <text:s/>Support: 7.441615213212907E-5 Confidence: 0.4794520547945205 Improved confidence: 0.5303030303030303 Head coverage: 0.01651722510618216 Predictiveness: 0.09589041095890416 Improved Predictiveness: 0.05085097550850978 Std. Improved Predictiveness: 0.04597485456933761 Cardinality: 35 Counting on variable: ?s12 Body size: 73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Quet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Cavt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Nova_Ra</text:p>
          </table:table-cell>
          <table:table-cell table:number-columns-repeated="1022"/>
        </table:table-row>
        <table:table-row table:style-name="ro1">
          <table:table-cell office:value-type="string">
            <text:p>a&gt;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Fuji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Guangd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Hai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embawa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Lumbar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Klanj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&gt;/&lt;hasCapital&gt;/&lt;Denizl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chaerbee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Dinan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int-Truid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orts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amur_(city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ivel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udenaard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tterbee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ourn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Jemapp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rgen_op_Zo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emse&gt;</text:p>
          </table:table-cell>
          <table:table-cell table:number-columns-repeated="1022"/>
        </table:table-row>
        <table:table-row table:style-name="ro1">
          <table:table-cell office:value-type="string">
            <text:p>?s538 <text:s/>&lt;hasChild&gt; <text:s/>?o8 <text:s/>?s8 <text:s/>&lt;created&gt; <text:s/>?s538 <text:s text:c="2"/>=&gt; ?s8 <text:s/>&lt;created&gt; <text:s/>?o8 <text:s/>Support: 3.2476535702954614E-4 Confidence: 0.4529616724738676 Improved confidence: 0.6842105263157895 Head coverage: 8.320319500268811E-4 Predictiveness: 0.33797909407665505 Improved Predictiveness: 0.23124885384192187 Std. Improved Predictiveness: 0.15309157571416432 Cardinality: 130 Counting on variable: ?o8 Body size: 287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Natalie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Natalie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Natalie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Sam_McCa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Sam_McCa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Warren&gt;/&lt;created&gt;/&lt;Dennis_Tann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Noah_May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Noah_May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Lucy_Bea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_(writer)&gt;/&lt;created&gt;/&lt;Joey_Buchan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on_Carlivati&gt;/&lt;created&gt;/&lt;Joey_Buchan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Joey_Buchan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gnes_Nixon&gt;/&lt;created&gt;/&lt;Joey_Bucha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Dillon_Quarterm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Warren&gt;/&lt;created&gt;/&lt;Susan_Barl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Podmore&gt;/&lt;created&gt;/&lt;Terry_Duckwor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na_Phillips&gt;/&lt;created&gt;/&lt;Will_Mu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ederick_Santer&gt;/&lt;created&gt;/&lt;Syed_Mas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Treadwell-Collins&gt;/&lt;created&gt;/&lt;Danielle_Jones_(EastEnder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Kathy_Martin_(AMC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Robbie_Jack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Alan_Trac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David_Wic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Parker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Parker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Abigail_Williams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Abigail_Williams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Hall_(writer)&gt;/&lt;created&gt;/&lt;Cord_Robert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Gordon_Trac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Pearl_Ad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Laurel_Thoma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eah_Laiman&gt;/&lt;created&gt;/&lt;Abigail_Deverau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Lear&gt;/&lt;created&gt;/&lt;Lionel_Jeffer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ley_Bell&gt;/&lt;created&gt;/&lt;Zende_Forrester_Domingue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Caitlin_Richards_Deschan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Frankie_Bra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Frankie_Bra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Vicki_Fowl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tty_Corday&gt;/&lt;created&gt;/&lt;Addie_Hor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ed_Corday&gt;/&lt;created&gt;/&lt;Addie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Chaz_Bo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J._J._Larrab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J._J._Larrab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J._J._Larrab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na_Phillips&gt;/&lt;created&gt;/&lt;Andy_Dix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Simon_Wick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Malone&gt;/&lt;created&gt;/&lt;Margaret_Coch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_Smith&gt;/&lt;created&gt;/&lt;Ashley_Cot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thleen_Beedles&gt;/&lt;created&gt;/&lt;David_Metcalf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nita_Turner&gt;/&lt;created&gt;/&lt;David_Metcal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Max_Bra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Max_Br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g_Watson&gt;/&lt;created&gt;/&lt;Paul_Robinson_(Neighbour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Lily_Montgome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Peter_Bea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Scott_Trac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Hall_(writer)&gt;/&lt;created&gt;/&lt;Jessica_Bucha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Carlivati&gt;/&lt;created&gt;/&lt;Jessica_Bucha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rdon_Russell&gt;/&lt;created&gt;/&lt;Jessica_Bucha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Jessica_Bucha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Jacobs_(writer)&gt;/&lt;created&gt;/&lt;James_Beau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Daz_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Sage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Sage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Sage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Passanante&gt;/&lt;created&gt;/&lt;Casey_Hughe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uglas_Marland&gt;/&lt;created&gt;/&lt;A._J._Quarterm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Sarah_Elizabeth_Randa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Virgil_Trac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Bianca_Jack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Victoria_Sug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Dante_Falcone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na_Phillips&gt;/&lt;created&gt;/&lt;Sarah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._Bell&gt;/&lt;created&gt;/&lt;Sarah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Corday&gt;/&lt;created&gt;/&lt;Sarah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Faith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Faith_Snyde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am_Hall_(writer)&gt;/&lt;created&gt;/&lt;Kevin_Buchan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on_Carlivati&gt;/&lt;created&gt;/&lt;Kevin_Buchan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Kevin_Buchan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gnes_Nixon&gt;/&lt;created&gt;/&lt;Kevin_Bucha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Anton_Lang_(All_My_Childre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ita_Turner&gt;/&lt;created&gt;/&lt;Maisie_Wyl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Daisy_Lema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Scott_Grainger,_Jr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Ashley_Thom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Warren&gt;/&lt;created&gt;/&lt;Peter_Barlow_(Coronation_Stree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Falken_Smith&gt;/&lt;created&gt;/&lt;Rex_Bra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Reggie_Montgome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Reggie_Montgome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Rachel_Hugh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Robert_Sug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Michael_Corinth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Michael_Corinth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Michael_Corinth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Mulcahey&gt;/&lt;created&gt;/&lt;Michael_Corinth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_Curtis&gt;/&lt;created&gt;/&lt;Sarah_Coll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Hall&gt;/&lt;created&gt;/&lt;Sarah_Coll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._Bell&gt;/&lt;created&gt;/&lt;Clarke_Garri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._Bell&gt;/&lt;created&gt;/&lt;Mary_Carter_Warwick&gt;</text:p>
          </table:table-cell>
          <table:table-cell table:number-columns-repeated="1022"/>
        </table:table-row>
        <table:table-row table:style-name="ro1">
          <table:table-cell office:value-type="string">
            <text:p>?s66 <text:s/>&lt;isCitizenOf&gt; <text:s/>?s12 <text:s/>?s66 <text:s/>&lt;diedIn&gt; <text:s/>?o12 <text:s text:c="2"/>=&gt; ?s12 <text:s/>&lt;hasCapital&gt; <text:s/>?o12 <text:s/>Support: 1.0205643720977701E-4 Confidence: 0.4528301886792453 Improved confidence: 0.5517241379310345 Head coverage: 0.022652194431335537 Predictiveness: 0.17924528301886788 Improved Predictiveness: 0.09889394925178918 Std. Improved Predictiveness: 0.08116767532929867 Cardinality: 48 Counting on variable: ?s12 Body size: 10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Skopj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Pra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Zagreb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Jaff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hasCapital&gt;/&lt;Sri_Jayawardenapura_Kot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Zagreb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Cape_Tow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Dearborn,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-Andalus&gt;/&lt;hasCapital&gt;/&lt;Damascu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hica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yderabad_State&gt;/&lt;hasCapital&gt;/&lt;Karac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Munic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ipality_of_Bulgaria&gt;/&lt;hasCapital&gt;/&lt;Nap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nokk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Par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Colog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ynn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pire_of_Japan&gt;/&lt;hasCapital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o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Stuttgar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Lon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Bavaria&gt;/&lt;hasCapital&gt;/&lt;Munic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ast_Germany&gt;/&lt;hasCapital&gt;/&lt;Stralsu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Melbour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Melbourne&gt;</text:p>
          </table:table-cell>
          <table:table-cell table:number-columns-repeated="1022"/>
        </table:table-row>
        <table:table-row table:style-name="ro1">
          <table:table-cell office:value-type="string">
            <text:p>?o21 <text:s/>&lt;dealsWith&gt; <text:s/>?s21 <text:s text:c="2"/>=&gt; ?s21 <text:s/>&lt;dealsWith&gt; <text:s/>?o21 <text:s/>Support: 1.0205643720977701E-4 Confidence: 0.4485981308411215 Improved confidence: 0.7272727272727273 Head coverage: 0.39344262295081966 Predictiveness: 0.383177570093458 Improved Predictiveness: 0.2786745964316058 Std. Improved Predictiveness: 0.17189274172416807 Cardinality: 48 Counting on variable: ?s21 Body size: 107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Uzbekis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uyana&gt;/&lt;dealsWith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Djibout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Yem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acau&gt;/&lt;dealsWith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Tog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Belar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Ukrain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Guatemal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Croat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Slove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pe_Verde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pe_Verde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dealsWith&gt;/&lt;Arme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bania&gt;/&lt;dealsWith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Ugan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goli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goli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lize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amaica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aica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celand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nland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nad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viet_Union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uinea-Bissau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inea-Bissau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Sp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cuador&gt;/&lt;dealsWith&gt;/&lt;Chi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Alge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dealsWith&gt;/&lt;Chi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Samo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alt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rsey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ma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trea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lombi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itish_Virgin_Islands&gt;/&lt;dealsWith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dos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dos&gt;/&lt;dealsWith&gt;/&lt;Saint_Luc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jikistan&gt;/&lt;dealsWith&gt;/&lt;Uzbek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unei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thiopi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s8 <text:s/>&lt;produced&gt; <text:s/>?o8 <text:s/>?s8 <text:s/>&lt;directed&gt; <text:s/>?o8 <text:s text:c="2"/>=&gt; ?s8 <text:s/>&lt;created&gt; <text:s/>?o8 <text:s/>Support: 0.002475711298586771 Confidence: 0.4484162895927602 Improved confidence: 0.6256313131313131 Head coverage: 0.006342643557512608 Predictiveness: 0.2832579185520362 Improved Predictiveness: 0.17721502353855295 Std. Improved Predictiveness: 0.12701746483487233 Cardinality: 991 Counting on variable: ?o8 Body size: 2210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vez_Sharma&gt;/&lt;created&gt;/&lt;A_Jihad_for_L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uck_Jones&gt;/&lt;created&gt;/&lt;Spaced_Out_Bun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Late_Lunch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Peculiar_Patients'_Pran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Corman&gt;/&lt;created&gt;/&lt;A_Bucket_of_Bl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n_Karmitz&gt;/&lt;created&gt;/&lt;Adolescenc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apoor&gt;/&lt;created&gt;/&lt;Aag_(194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aillie&gt;/&lt;created&gt;/&lt;Castro_Street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S._Webb&gt;/&lt;created&gt;/&lt;The_Live_Wire_(193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Alice's_Wond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dley_Metzger&gt;/&lt;created&gt;/&lt;The_Opening_of_Misty_Beethov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The_Raj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_Laiming&gt;/&lt;created&gt;/&lt;Pigsy_Eats_Watermel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zhar_Khan&gt;/&lt;created&gt;/&lt;Gan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Kane&gt;/&lt;created&gt;/&lt;Idaho_(194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rik_Gertten&gt;/&lt;created&gt;/&lt;Bananas!*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and_Mastroianni&gt;/&lt;created&gt;/&lt;Final_Approach_(2007_film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Hal_Roach&gt;/&lt;created&gt;/&lt;A_Jazzed_Honeymo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_Laiming&gt;/&lt;created&gt;/&lt;Princess_Iron_Fan_(194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Smith_(filmmaker)&gt;/&lt;created&gt;/&lt;American_Mov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London&gt;/&lt;created&gt;/&lt;Chiefs_(TV_mini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urla_Gunnarsson&gt;/&lt;created&gt;/&lt;Final_Off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created&gt;/&lt;God's_Angry_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epa_Mehta&gt;/&lt;created&gt;/&lt;Komagata_Maru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Kennedy_Dickson&gt;/&lt;created&gt;/&lt;Dickson_Greet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ghion&gt;/&lt;created&gt;/&lt;Gacaca,_Living_Together_Again_In_Rwanda?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Darling&gt;/&lt;created&gt;/&lt;Alone_Across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Mann&gt;/&lt;created&gt;/&lt;Know_Your_Mushroo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_Stuart&gt;/&lt;created&gt;/&lt;Wattsta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ody_Gilbert&gt;/&lt;created&gt;/&lt;Whol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_Vinton&gt;/&lt;created&gt;/&lt;A_Claymation_Christmas_Celeb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In_the_Clutches_of_the_Ga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e_Mosbacher&gt;/&lt;created&gt;/&lt;Straight_from_the_Heart_(199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Before_Breakfa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ori&gt;/&lt;created&gt;/&lt;Building_Bomb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Lamorisse&gt;/&lt;created&gt;/&lt;The_Lovers'_Wi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_Pipes_the_Pipp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Benardout&gt;/&lt;created&gt;/&lt;A_Little_Wor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A_Mixup_for_Maz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rael_Horovitz&gt;/&lt;created&gt;/&lt;VD_Blu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rdes_Portillo&gt;/&lt;created&gt;/&lt;The_Mothers_of_Plaza_de_Ma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Stewart_(filmmaker)&gt;/&lt;created&gt;/&lt;Sharkwa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V._Mikels&gt;/&lt;created&gt;/&lt;Girl_in_Gold_Boo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ie_Johnson&gt;/&lt;created&gt;/&lt;The_One_Perce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ksei_Saltykov&gt;/&lt;created&gt;/&lt;Pugachev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Great_While_It_Last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ghion&gt;/&lt;created&gt;/&lt;The_Notebooks_of_Memo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akash_Jha&gt;/&lt;created&gt;/&lt;Damu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Lantz&gt;/&lt;created&gt;/&lt;Life_Begins_for_Andy_Pan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Zemeckis&gt;/&lt;created&gt;/&lt;Cast_Aw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._A._Subba_Rao&gt;/&lt;created&gt;/&lt;Chenchu_Laksh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Wynorski&gt;/&lt;created&gt;/&lt;Hard_to_D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Society_Mixu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The_Mechanical_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ng_brothers&gt;/&lt;created&gt;/&lt;Seven_2_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pencer_Gordon_Bennet&gt;/&lt;created&gt;/&lt;Play_Ball_(serial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apoor&gt;/&lt;created&gt;/&lt;Mera_Naam_Jo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Okazaki&gt;/&lt;created&gt;/&lt;Unfinished_Business_(198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bert_Wilcox&gt;/&lt;created&gt;/&lt;Carnival_(193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Stop!_Luke!_Listen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Om_Prakash&gt;/&lt;created&gt;/&lt;Aap_Ki_Kas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nahem_Golan&gt;/&lt;created&gt;/&lt;Enter_the_Ninj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On_the_Loose_(193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ord&gt;/&lt;created&gt;/&lt;Four_So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B._DeMille&gt;/&lt;created&gt;/&lt;The_Warrens_of_Virgi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Hal_Roach&gt;/&lt;created&gt;/&lt;Now_or_Nev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thers_Strause&gt;/&lt;created&gt;/&lt;Skylin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Cage&gt;/&lt;created&gt;/&lt;Sonny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ra_Law&gt;/&lt;created&gt;/&lt;Autumn_Moo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William_S._Hart&gt;/&lt;created&gt;/&lt;Riddle_Gaw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L._Lester&gt;/&lt;created&gt;/&lt;Public_Enemies_(199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o_MuÃ±oz_(producer)&gt;/&lt;created&gt;/&lt;Dear_J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yan_Butler&gt;/&lt;created&gt;/&lt;A_Union_in_Wait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lint_Eastwood&gt;/&lt;created&gt;/&lt;Firefox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Lost_Liber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ills&gt;/&lt;created&gt;/&lt;The_Happy_Princ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Erman&gt;/&lt;created&gt;/&lt;Candles_on_Bay_Street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_Adamson&gt;/&lt;created&gt;/&lt;Dracula_vs._Frankenst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mo_Hung&gt;/&lt;created&gt;/&lt;The_Owl_vs_Bomb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Yuzna&gt;/&lt;created&gt;/&lt;Rottweil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s_Binger&gt;/&lt;created&gt;/&lt;As_God_Made_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Giacchino&gt;/&lt;created&gt;/&lt;The_Camden_28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endra_Kumar&gt;/&lt;created&gt;/&lt;Love_Story_(198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Brunton&gt;/&lt;created&gt;/&lt;The_Last_Po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The_Karnival_K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Elliott&gt;/&lt;created&gt;/&lt;The_Collector_of_Bedford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tchell_Leisen&gt;/&lt;created&gt;/&lt;The_Lady_is_Will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ven_Verma&gt;/&lt;created&gt;/&lt;Besharam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._S._Ramakrishna_Rao&gt;/&lt;created&gt;/&lt;Vipra_Naray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rry_Zwigoff&gt;/&lt;created&gt;/&lt;Crumb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fia_Rotaru&gt;/&lt;created&gt;/&lt;Karavan_lyubv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The_Faithful_Taxica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Lawrence&gt;/&lt;created&gt;/&lt;Nightmare_in_the_S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Barney_Oldfield's_Race_for_a_L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Lantz&gt;/&lt;created&gt;/&lt;Knock_Knock_(1940_cartoo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Kane&gt;/&lt;created&gt;/&lt;Young_Buffalo_B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z_Freleng&gt;/&lt;created&gt;/&lt;Which_Is_Wit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jos_Koltai&gt;/&lt;created&gt;/&lt;Fateles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Schuyler&gt;/&lt;created&gt;/&lt;Ida_Makes_a_Mov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z_Freleng&gt;/&lt;created&gt;/&lt;The_Wild_Chase&gt;</text:p>
          </table:table-cell>
          <table:table-cell table:number-columns-repeated="1022"/>
        </table:table-row>
        <table:table-row table:style-name="ro1">
          <table:table-cell office:value-type="string">
            <text:p>?s21 <text:s/>&lt;exports&gt; <text:s/>?o60 <text:s/>?o21 <text:s/>&lt;exports&gt; <text:s/>?o60 <text:s text:c="2"/>=&gt; ?s21 <text:s/>&lt;dealsWith&gt; <text:s/>?o21 <text:s/>Support: 1.1268731608579545E-4 Confidence: 0.4274193548387097 Improved confidence: 0.5824175824175825 Head coverage: 0.4344262295081967 Predictiveness: 0.2661290322580645 Improved Predictiveness: 0.15499822757887274 Std. Improved Predictiveness: 0.11374869927159209 Cardinality: 53 Counting on variable: ?s21 Body size: 12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an_Mar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Buru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Camero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Rwan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Camero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Tanz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Lebano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cau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Kiribati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hu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Jamaic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ameroo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Taji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en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North_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otsw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Nep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Vietnam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Uru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Guy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Ecu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Pan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North_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Jama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Ton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Ecu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Som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North_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otsw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c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en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uru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ac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Botsw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Buru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Rwan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otsw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Mac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South_Kore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Yeme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Rwand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Buru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Alb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Camero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dagasc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Taji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Saskatche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Sy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New_South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s57 <text:s/>&lt;dealsWith&gt; <text:s/>?s13 <text:s/>?s57 <text:s/>&lt;imports&gt; <text:s/>?o13 <text:s text:c="2"/>=&gt; ?s13 <text:s/>&lt;imports&gt; <text:s/>?o13 <text:s/>Support: 8.079467945774012E-5 Confidence: 0.40860215053763443 Improved confidence: 0.7450980392156863 Head coverage: 0.3275862068965517 Predictiveness: 0.4516129032258065 Improved Predictiveness: 0.3364958886780519 Std. Improved Predictiveness: 0.18453000346860912 Cardinality: 38 Counting on variable: ?s13 Body size: 93</text:p>
          </table:table-cell>
          <table:table-cell table:number-columns-repeated="1023"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electricity_11144990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alumina_1148239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livestock_1018874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industry_1009234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teel_11480245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industry_10092344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ootwear_103381126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zbekistan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zbekistan&gt;/&lt;imports&gt;/&lt;wordnet_alumina_1148239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heat_11214208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urniture_10340572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meroo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otton_11487007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insecticide_1149199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urniture_10340572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s8 <text:s/>&lt;actedIn&gt; <text:s/>?o8 <text:s/>?s8 <text:s/>&lt;directed&gt; <text:s/>?o8 <text:s text:c="2"/>=&gt; ?s8 <text:s/>&lt;created&gt; <text:s/>?o8 <text:s/>Support: 9.468159254938307E-4 Confidence: 0.4036208732694356 Improved confidence: 0.653448275862069 Head coverage: 0.0024256931466168303 Predictiveness: 0.382321618743344 Improved Predictiveness: 0.24982740259263345 Std. Improved Predictiveness: 0.15431298562697274 Cardinality: 379 Counting on variable: ?o8 Body size: 93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Hopper&gt;/&lt;created&gt;/&lt;Out_of_the_Blue_(198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s_Trenker&gt;/&lt;created&gt;/&lt;The_Mountain_Call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Mack_at_It_Ag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dward_Burns&gt;/&lt;created&gt;/&lt;She's_the_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Miss_Fatty's_Seaside_Lov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ald_Schwenzen&gt;/&lt;created&gt;/&lt;Pa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Mabel's_Awful_Mistak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_Maung&gt;/&lt;created&gt;/&lt;Chit_Yay_S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deep&gt;/&lt;created&gt;/&lt;Just_Math_Mathall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old_T._Hevener&gt;/&lt;created&gt;/&lt;A_Terrible_Traged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Keenen_Ivory_Wayans&gt;/&lt;created&gt;/&lt;A_Low_Down_Dirty_Sh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Li&gt;/&lt;created&gt;/&lt;Fists_of_Bruce_L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Burns&gt;/&lt;created&gt;/&lt;Speed_King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Myers&gt;/&lt;created&gt;/&lt;Baby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Mabel's_Latest_Pran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Curtiz&gt;/&lt;created&gt;/&lt;The_Medic_(191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tin_Bora&gt;/&lt;created&gt;/&lt;Adhinay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tish_Kaushik&gt;/&lt;created&gt;/&lt;Hum_Aapke_Dil_Mein_Rehte_H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Lowe&gt;/&lt;created&gt;/&lt;The_Audition_(short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Fatty's_Plucky_Pu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Burns&gt;/&lt;created&gt;/&lt;Ash_Wednesday_(2002_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mal_Haasan&gt;/&lt;created&gt;/&lt;Virumaa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Stull&gt;/&lt;created&gt;/&lt;The_Try_O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shinath&gt;/&lt;created&gt;/&lt;Anantana_Avantar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tt_Maiellaro&gt;/&lt;created&gt;/&lt;Aqua_Teen_Hunger_Force_Colon_Movie_Film_for_Theat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ur_YÃ¼cel&gt;/&lt;created&gt;/&lt;Dragon_Tra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Lover's_Lu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lito_Ortega&gt;/&lt;created&gt;/&lt;Amigos_para_La_Aventu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At_Coney_Is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erence_Hill&gt;/&lt;created&gt;/&lt;Troublemaker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da_Kondke&gt;/&lt;created&gt;/&lt;Pandu_Havald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yu_Seung-wan&gt;/&lt;created&gt;/&lt;The_City_of_Viole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nnon&gt;/&lt;created&gt;/&lt;Imagin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t_Li&gt;/&lt;created&gt;/&lt;Born_to_Defe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chwimmer&gt;/&lt;created&gt;/&lt;Since_You've_Been_Gon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Li&gt;/&lt;created&gt;/&lt;The_Chinese_Stunt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ck_Neo&gt;/&lt;created&gt;/&lt;Where_Got_Ghost?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Butcher_Boy_(1917_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hsun_K1rm1z1gÃ¼l&gt;/&lt;created&gt;/&lt;The_White_Ang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y_Gervais&gt;/&lt;created&gt;/&lt;Cemetery_Junction_(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ong_Jing&gt;/&lt;created&gt;/&lt;Kung_Fu_Mahj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Bixby&gt;/&lt;created&gt;/&lt;The_Incredible_Hulk_Retur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Gordon_(actor/director)&gt;/&lt;created&gt;/&lt;The_First_Men_in_the_Moon_(191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u_Ma&gt;/&lt;created&gt;/&lt;Just_Hero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ddy_Mizwar&gt;/&lt;created&gt;/&lt;Nagabonar_Jadi_2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_Briand&gt;/&lt;created&gt;/&lt;Hammer_B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August&gt;/&lt;created&gt;/&lt;The_Blood_Red_Tape_of_Char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nando_FernÃ¡n_GÃ³mez&gt;/&lt;created&gt;/&lt;La_vida_alrededo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Binder&gt;/&lt;created&gt;/&lt;Reign_Over_M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is_Weber&gt;/&lt;created&gt;/&lt;Hand_That_Rocks_the_Crad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er_Hardy&gt;/&lt;created&gt;/&lt;Wanted__A_Bad_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ngsak_Pongsuwan&gt;/&lt;created&gt;/&lt;Teng_Nong_kon_maha_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nil_Dutt&gt;/&lt;created&gt;/&lt;Yaadein_(196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vin_Hood&gt;/&lt;created&gt;/&lt;A_Reasonable_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Binder&gt;/&lt;created&gt;/&lt;The_Search_for_John_Giss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Chan&gt;/&lt;created&gt;/&lt;Master_with_Cracked_Fing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iff_Furst&gt;/&lt;created&gt;/&lt;Movin'_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hris_Wedge&gt;/&lt;created&gt;/&lt;Ice_Age_(film_serie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ny_Boon&gt;/&lt;created&gt;/&lt;Bienvenue_chez_les_Ch'ti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atish_Kaushik&gt;/&lt;created&gt;/&lt;Milenge_Milen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arwood&gt;/&lt;created&gt;/&lt;A_Soul_at_Stak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Hello,_Mab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Harris&gt;/&lt;created&gt;/&lt;Pollock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as_Belvaux&gt;/&lt;created&gt;/&lt;Nature_contre_natu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ch_von_Stroheim&gt;/&lt;created&gt;/&lt;Blind_Husb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fdlin_Shauki&gt;/&lt;created&gt;/&lt;Baik_Punya_Cilo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ster_Keaton&gt;/&lt;created&gt;/&lt;Mixed_Mag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son_Marks&gt;/&lt;created&gt;/&lt;The_Nine_Ages_of_Nakedne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Lloyd&gt;/&lt;created&gt;/&lt;Pinch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aters_(filmmaker)&gt;/&lt;created&gt;/&lt;Hairspray_(198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Bright_Lights_(191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nil_Dutt&gt;/&lt;created&gt;/&lt;Daaku_Aur_Ja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mmi_Kapoor&gt;/&lt;created&gt;/&lt;Bundal_Baa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ose_Happy_Day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Claude_Van_Damme&gt;/&lt;created&gt;/&lt;The_Eagle_Pa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n_Chaney,_Sr.&gt;/&lt;created&gt;/&lt;The_Violin_Ma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._Dutton&gt;/&lt;created&gt;/&lt;Against_the_Rop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hmood&gt;/&lt;created&gt;/&lt;Kunwara_Baa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A_Bath_House_Beau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y_West_(silent_film_actor)&gt;/&lt;created&gt;/&lt;Cupid's_Riv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created&gt;/&lt;Musang_Berjangg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erek&gt;/&lt;created&gt;/&lt;Nightmare_in_the_S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Allen&gt;/&lt;created&gt;/&lt;Crazy_on_the_Outsid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ylvester_Stallone&gt;/&lt;created&gt;/&lt;Rocky_Balbo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Zip,_the_Dodge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Hoot_Gibson&gt;/&lt;created&gt;/&lt;The_Shootin'_Fo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Mabel_at_the_Whe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Rose&gt;/&lt;created&gt;/&lt;Beautiful_Loser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Lovers'_Post_Offi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Hopkins&gt;/&lt;created&gt;/&lt;August_(1996_film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loria_Swanson&gt;/&lt;created&gt;/&lt;Queen_Kel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n_Chaney,_Sr.&gt;/&lt;created&gt;/&lt;The_Stool_Pige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ylvia_Chang&gt;/&lt;created&gt;/&lt;Tempting_Hear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lson_Xavier&gt;/&lt;created&gt;/&lt;A_Que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em_Y1lmaz&gt;/&lt;created&gt;/&lt;A.R.O.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t_Reynolds&gt;/&lt;created&gt;/&lt;The_Man_From_Left_Fi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nt_Munro_(filmmaker)&gt;/&lt;created&gt;/&lt;Christmas_Cracker_(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mon_Wayans&gt;/&lt;created&gt;/&lt;Mo'_Mone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milio_Estevez&gt;/&lt;created&gt;/&lt;Wisdom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er_Hardy&gt;/&lt;created&gt;/&lt;A_Mix_Up_in_Hearts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actedIn&gt; <text:s/>?o33 <text:s/>?s33 <text:s/>&lt;created&gt; <text:s/>?o33 <text:s text:c="2"/>=&gt; ?s33 <text:s/>&lt;directed&gt; <text:s/>?o33 <text:s/>Support: 9.468159254938307E-4 Confidence: 0.4019088016967126 Improved confidence: 0.47853535353535354 Head coverage: 0.011988359587524514 Predictiveness: 0.16012725344644752 Improved Predictiveness: 0.07662655183864092 Std. Improved Predictiveness: 0.06435655255164752 Cardinality: 379 Counting on variable: ?o33 Body size: 94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directed&gt;/&lt;You_Must_Be_Joking!_(198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Follow_a_St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en_Thomson&gt;/&lt;directed&gt;/&lt;I,_Clau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acall&gt;/&lt;directed&gt;/&lt;Manic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Chong&gt;/&lt;directed&gt;/&lt;Best_Bu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rillo&gt;/&lt;directed&gt;/&lt;Magic_(2010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ce_Cube&gt;/&lt;directed&gt;/&lt;Janky_Promot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thun_Chakraborty&gt;/&lt;directed&gt;/&lt;Satyameba_Jaya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Billion_Dollar_Hob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vingston_(actor)&gt;/&lt;directed&gt;/&lt;Sundara_Purus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Mull&gt;/&lt;directed&gt;/&lt;Rented_Lip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_Aleandro&gt;/&lt;directed&gt;/&lt;The_Inheritors_(197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Dujardin&gt;/&lt;directed&gt;/&lt;Brice_de_Ni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Bhargavacharitham_Moonam_Khan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lki_Koechlin&gt;/&lt;directed&gt;/&lt;That_Girl_in_Yellow_Boo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directed&gt;/&lt;Mabel's_Married_L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Private_Eyes_(198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al_Haasan&gt;/&lt;directed&gt;/&lt;Pushp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vian_Schilling&gt;/&lt;directed&gt;/&lt;Soultaker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Mr._Natwarl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Jackson&gt;/&lt;directed&gt;/&lt;The_Passage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illette&gt;/&lt;directed&gt;/&lt;Sherlock_Holmes_(191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lary_Howard&gt;/&lt;directed&gt;/&lt;Kaaterskill_Fall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lambarasan_Rajendar&gt;/&lt;directed&gt;/&lt;Manmad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y_Boy&gt;/&lt;directed&gt;/&lt;The_Possibl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l_Valentin&gt;/&lt;directed&gt;/&lt;Mysteries_of_a_Barbersho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Ayal_Kadha_Ezhuthukayan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Olivier&gt;/&lt;directed&gt;/&lt;Laurence_Olivier_Presen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pÃ¥_Mallor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directed&gt;/&lt;Summer's_Ta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directed&gt;/&lt;Yaarana_(198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GavilÃ¡n_o_Palom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ordon&gt;/&lt;directed&gt;/&lt;Black_Patch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phna_Kastner&gt;/&lt;directed&gt;/&lt;Julia_Has_Two_Lov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Jaffrey&gt;/&lt;directed&gt;/&lt;Hum_Hain_Lajawa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Proctor&gt;/&lt;directed&gt;/&lt;J-Men_Fore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._Madhavan&gt;/&lt;directed&gt;/&lt;Ramji_Londonw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Neal&gt;/&lt;directed&gt;/&lt;Future-K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vek_Oberoi&gt;/&lt;directed&gt;/&lt;Kyun!_Ho_Gaya_Na..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Omar_&amp;_Salma_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Khoon_Pas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directed&gt;/&lt;Christmas_Mountai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onderai&gt;/&lt;directed&gt;/&lt;Dog_Eat_Do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Mollen&gt;/&lt;directed&gt;/&lt;Kidnapping_Caitly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m_Y1lmaz&gt;/&lt;directed&gt;/&lt;G.O.R.A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Hynes&gt;/&lt;directed&gt;/&lt;Learner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rata_Singh_Gujral&gt;/&lt;directed&gt;/&lt;Americanizing_Shel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Neo&gt;/&lt;directed&gt;/&lt;Money_No_Enou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guizamo&gt;/&lt;directed&gt;/&lt;The_Pest_(199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The_Early_Bi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Dourif&gt;/&lt;directed&gt;/&lt;Critters_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ores_Taylor&gt;/&lt;directed&gt;/&lt;Billy_J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Sullivan&gt;/&lt;directed&gt;/&lt;Mr._Broadway_(193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pade&gt;/&lt;directed&gt;/&lt;Lost_&amp;_Found_(199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Brood&gt;/&lt;directed&gt;/&lt;Cha_Ch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Carey&gt;/&lt;directed&gt;/&lt;Ojai_Bu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reli_Arizmendi&gt;/&lt;directed&gt;/&lt;A_Day_Without_a_Mexic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hil_Vischer&gt;/&lt;directed&gt;/&lt;An_Easter_Car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ickford&gt;/&lt;directed&gt;/&lt;Hearts_Adrif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_Youn&gt;/&lt;directed&gt;/&lt;Les_11_commandemen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Manjrekar&gt;/&lt;directed&gt;/&lt;Me_Shivajiraje_Bhosale_Bolto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Forge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directed&gt;/&lt;Back_by_Midn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Leary&gt;/&lt;directed&gt;/&lt;Rescue_Me_(TV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Prabhakar_Reddy&gt;/&lt;directed&gt;/&lt;Karthika_Deepam_(film)&gt;</text:p>
          </table:table-cell>
          <table:table-cell table:number-columns-repeated="1022"/>
        </table:table-row>
        <table:table-row table:style-name="ro1">
          <table:table-cell office:value-type="string">
            <text:p>?s36 <text:s/>&lt;dealsWith&gt; <text:s/>?o94 <text:s/>?o94 <text:s/>&lt;hasOfficialLanguage&gt; <text:s/>?o36 <text:s text:c="2"/>=&gt; ?s36 <text:s/>&lt;hasOfficialLanguage&gt; <text:s/>?o36 <text:s/>Support: 1.0205643720977701E-4 Confidence: 0.4 Improved confidence: 0.5393258426966292 Head coverage: 0.09937888198757763 Predictiveness: 0.2583333333333333 Improved Predictiveness: 0.1393258426966292 Std. Improved Predictiveness: 0.10333333333333333 Cardinality: 48 Counting on variable: ?s36 Body size: 120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Fin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Wel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BokmÃ¥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Wel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Hunga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Bilingualism_in_Hong_Ko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ingapore&gt;/&lt;hasOfficialLanguage&gt;/&lt;Mala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Indone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cuador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Per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Haitian_Creole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hasOfficialLanguage&gt;/&lt;South_African_Engl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Wel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ombia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D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Fin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hasOfficialLanguage&gt;/&lt;Arme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Basqu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Bilingualism_in_Hong_K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Indones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Astu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Basqu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Nynorsk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Leon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Mala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BokmÃ¥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Turkme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Modern_Standard_Arabi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Hunga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Astu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e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Leonese_language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isMarriedTo&gt; <text:s/>?o82 <text:s/>?o82 <text:s/>&lt;livesIn&gt; <text:s/>?o9 <text:s text:c="2"/>=&gt; ?s9 <text:s/>&lt;livesIn&gt; <text:s/>?o9 <text:s/>Support: 2.9766460852851626E-4 Confidence: 0.3814713896457766 Improved confidence: 0.7909604519774012 Head coverage: 0.012808783165599268 Predictiveness: 0.5177111716621253 Improved Predictiveness: 0.4094890623316246 Std. Improved Predictiveness: 0.19749200008909415 Cardinality: 140 Counting on variable: ?s9 Body size: 367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n_Crocker&gt;/&lt;livesIn&gt;/&lt;Cornelius,_Nor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Muntinlup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Concepcion,_Iloi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ch_KaczyDski&gt;/&lt;livesIn&gt;/&lt;Presidential_Palace,_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enzie_Browning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ris_Glendening&gt;/&lt;livesIn&gt;/&lt;University_Park,_Mary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Harriet_Harma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udia_Zacchara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wn_Gibbons&gt;/&lt;livesIn&gt;/&lt;Reno,_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Craig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Cavit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ennifer_Horton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©cilia_Attias&gt;/&lt;livesIn&gt;/&lt;ÃlysÃ©e_Pal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Kabbah&gt;/&lt;livesIn&gt;/&lt;Goderich,_Sierra_Le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Chartw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10_Downing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Ives&gt;/&lt;livesIn&gt;/&lt;Oxford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ndhil_Ramamurth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DiMera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sh_Brennan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N._Burdick&gt;/&lt;livesIn&gt;/&lt;Fargo,_North_Dakot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obert_Scorpio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Carrollton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Marietta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l_Banning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linton&gt;/&lt;livesIn&gt;/&lt;Chappaqua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lives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W._Thompson&gt;/&lt;livesIn&gt;/&lt;Doylin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ow_Bay&gt;/&lt;lives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Grier&gt;/&lt;lives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idan_Devane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trangada_Singh&gt;/&lt;lives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cCain&gt;/&lt;lives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ci_Abbott_Connolly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Vinson&gt;/&lt;livesIn&gt;/&lt;Stockpo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Vinson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e_Howard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tch_Laurence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indy_McCain&gt;/&lt;livesIn&gt;/&lt;Phoenix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le_Paige_Paterson&gt;/&lt;livesIn&gt;/&lt;Guilderland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Marx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ica_Prieto-Teodoro&gt;/&lt;livesIn&gt;/&lt;Mayantoc,_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Oakdale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Harris-Crane&gt;/&lt;lives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ncy_Crane&gt;/&lt;livesIn&gt;/&lt;New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livesIn&gt;/&lt;Nairob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a_Lord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niel_Romalotti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niel_Romalotti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_Frye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Webber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_McCain&gt;/&lt;livesIn&gt;/&lt;Phoenix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e_Zellweger&gt;/&lt;livesIn&gt;/&lt;Johnson_City,_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or_characters_of_Days_of_our_Lives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icia_Nixon_Cox&gt;/&lt;livesIn&gt;/&lt;Manhat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Astor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ssy_Margera&gt;/&lt;livesIn&gt;/&lt;Pocopson_Township,_Chester_Count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ole_Walker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White&gt;/&lt;livesIn&gt;/&lt;Hou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nko_uri&gt;/&lt;livesIn&gt;/&lt;Ljublj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DÃ¼ssel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zanne_Danielle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livesIn&gt;/&lt;Quezo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Parizeau&gt;/&lt;livesIn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y_Pippy&gt;/&lt;lives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mille_Keaton&gt;/&lt;lives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aine_Chao&gt;/&lt;livesIn&gt;/&lt;Louisville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red_Banks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des_Fernando&gt;/&lt;livesIn&gt;/&lt;Marikin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DÃ¼ssel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ie_Fitial&gt;/&lt;livesIn&gt;/&lt;Sai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del_Ehrlich&gt;/&lt;livesIn&gt;/&lt;Annapolis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wai_Kibaki&gt;/&lt;livesIn&gt;/&lt;Nairob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Becker&gt;/&lt;livesIn&gt;/&lt;Schwy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Scorsese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Tiffin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E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Warwic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istian_Vega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Kenilworth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Dall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Crawford,_Texa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v_Desjarlais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emary_McKenna&gt;/&lt;livesIn&gt;/&lt;Sheffi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ynette_Scavo&gt;/&lt;livesIn&gt;/&lt;Fairview_(Desperate_Housew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hdi_Karroubi&gt;/&lt;livesIn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Chandler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s19 <text:s/>&lt;dealsWith&gt; <text:s/>?o54 <text:s/>?o54 <text:s/>&lt;imports&gt; <text:s/>?o19 <text:s text:c="2"/>=&gt; ?s19 <text:s/>&lt;exports&gt; <text:s/>?o19 <text:s/>Support: 3.747292581110148E-5 Confidence: 0.375 Improved confidence: 0.5 Head coverage: 0.09090909090909091 Predictiveness: 0.25 Improved Predictiveness: 0.125 Std. Improved Predictiveness: 0.09375 Cardinality: 15 Counting on variable: ?o19 Body size: 40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Lebanon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gypt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yr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gol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aguay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jikist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kraine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an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rtugal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aic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nland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tv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ola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m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da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huta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inea-Bissau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pal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thiopi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Arab_Emirates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kina_Faso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ebanon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yri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raq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tractor_10446550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ania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Kingdom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xembourg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ger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_Salvador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ntral_African_Republic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nama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wanda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name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s60 <text:s/>&lt;dealsWith&gt; <text:s/>?s21 <text:s/>?o21 <text:s/>&lt;dealsWith&gt; <text:s/>?s60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rme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zerbaij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Ecu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askatche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Gree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Qa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ahr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Iraq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uwai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Hai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yrgyz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dagasc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O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Sud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agorno-Karabak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Qa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ep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Bahr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oli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l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ur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Kuwai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rit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merican_Samo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dagasc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Czech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hr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uy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ama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Rwan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rbad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Maurit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Erit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re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lovak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an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Madagasc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Somal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ajikis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oliv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agorno-Karabakh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lt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uyan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Ice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cuado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arbado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renad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ape_Verd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Quebe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reen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olomb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Urugu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uinea-Bissau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Jord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Libe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wand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urita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ong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Kyrgyzs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anz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oliv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Ecuado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Benin&gt;</text:p>
          </table:table-cell>
          <table:table-cell table:number-columns-repeated="1022"/>
        </table:table-row>
        <table:table-row table:style-name="ro1">
          <table:table-cell office:value-type="string">
            <text:p>?o21 <text:s/>&lt;dealsWith&gt; <text:s/>?o60 <text:s/>?o60 <text:s/>&lt;dealsWith&gt; <text:s/>?s21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 table:number-columns-repeated="1023"/>
        </table:table-row>
        <table:table-row table:style-name="ro1">
          <table:table-cell office:value-type="string">
            <text:p>?s66 <text:s/>&lt;isPoliticianOf&gt; <text:s/>?s12 <text:s/>?s66 <text:s/>&lt;diedIn&gt; <text:s/>?o12 <text:s text:c="2"/>=&gt; ?s12 <text:s/>&lt;hasCapital&gt; <text:s/>?o12 <text:s/>Support: 2.5514109302444252E-5 Confidence: 0.35294117647058826 Improved confidence: 0.9230769230769231 Head coverage: 0.005663048607833884 Predictiveness: 0.6176470588235294 Improved Predictiveness: 0.5701357466063349 Std. Improved Predictiveness: 0.21799307958477512 Cardinality: 12 Counting on variable: ?s12 Body size: 3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Dixon,_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izona&gt;/&lt;hasCapital&gt;/&lt;Flagstaff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Great_Falls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Missoula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Columbia_Falls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Kalispell,_Mont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Parma,_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Topeka,_Kans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daho&gt;/&lt;hasCapital&gt;/&lt;Boise,_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Idaho_Falls,_Idah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Sandpoint,_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tah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Milford,_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Philadelph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Lewes,_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Wilmington,_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Newton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Kansas_City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Arkansas_City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Independence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Topeka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Olathe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Wichita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Parsons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Fredonia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Morganfield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Richmond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Harrodsburg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ebanon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Indianapol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Frankfort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Elizabethtown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Madisonville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Barbourville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Pewee_Valley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exington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Paris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rayson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reenville,_Mississipp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Warwick,_Rhode_Is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hode_Island&gt;/&lt;hasCapital&gt;/&lt;Providence,_Rhode_Is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Pueblo,_Colorad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CaÃ±on_City,_Colorad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Santa_Monica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Battle_Creek,_Michig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Winchester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Hartford_City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dison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rtinsville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Fort_Wayne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Crawfordsville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Evansville,_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Knox,_Indi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&gt;/&lt;hasCapital&gt;/&lt;Indianapol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Okmulgee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onca_City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erry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Sherman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Valley_City,_Nor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Hillsboro,_Nor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Rancho_Mirage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Spokane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Bismarck,_Nor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New_Rockford,_Nor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Lafayett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Alexandria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Shreveport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Thibodaux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Opelousas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White_Sulphur_Springs,_West_Virgi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aska&gt;/&lt;hasCapital&gt;/&lt;Anchorage,_Alask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atesville,_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entonville,_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Pine_Bluff,_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enton,_Ar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Conway,_Ar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vada&gt;/&lt;hasCapital&gt;/&lt;Las_Vegas,_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lmira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ureka_Springs,_Ar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Leavenworth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Prescott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Viroqua,_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Madison,_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Fremont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Springfield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Chillicothe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Gloucester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Columbus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Delaware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Kettering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Attica,_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Bloomington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Everett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Columbus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St._Peter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Pasadena,_California&gt;</text:p>
          </table:table-cell>
          <table:table-cell table:number-columns-repeated="1022"/>
        </table:table-row>
        <table:table-row table:style-name="ro1">
          <table:table-cell office:value-type="string">
            <text:p>?s21 <text:s/>&lt;exports&gt; <text:s/>?o60 <text:s/>?o21 <text:s/>&lt;imports&gt; <text:s/>?o60 <text:s text:c="2"/>=&gt; ?s21 <text:s/>&lt;dealsWith&gt; <text:s/>?o21 <text:s/>Support: 8.504703100814751E-5 Confidence: 0.3508771929824561 Improved confidence: 0.47058823529411764 Head coverage: 0.32786885245901637 Predictiveness: 0.2543859649122807 Improved Predictiveness: 0.1197110423116615 Std. Improved Predictiveness: 0.08925823330255463 Cardinality: 40 Counting on variable: ?s21 Body size: 11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ud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Austr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Malt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mbodia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lt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Faroe_Island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Ic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Sud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Leba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Faroe_Is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ng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Republic_of_Macedo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oli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c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ud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epublic_of_Macedo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Alb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Ton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n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ur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Liechtenst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Georgia_(countr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Ic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ulga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l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Beliz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Uru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Alb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Ton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ami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waz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Bur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Vietn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Peru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Alba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oldov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Grenad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amib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iger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waziland&gt;</text:p>
          </table:table-cell>
          <table:table-cell table:number-columns-repeated="1022"/>
        </table:table-row>
        <table:table-row table:style-name="ro1">
          <table:table-cell office:value-type="string">
            <text:p>?o8 <text:s/>&lt;isCitizenOf&gt; <text:s/>?o538 <text:s/>?s8 <text:s/>&lt;created&gt; <text:s/>?o538 <text:s text:c="2"/>=&gt; ?s8 <text:s/>&lt;created&gt; <text:s/>?o8 <text:s/>Support: 2.748014559480775E-5 Confidence: 0.3333333333333333 Improved confidence: 0.7857142857142857 Head coverage: 7.0402703463813E-5 Predictiveness: 0.5757575757575757 Improved Predictiveness: 0.45238095238095233 Std. Improved Predictiveness: 0.19191919191919188 Cardinality: 11 Counting on variable: ?o8 Body size: 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Adnan_Far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Wesam_Al-So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Ayman_Ida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Jamal_Maay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Fadel_Al-Najj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azen_Asfou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Naseer_Shahir_Homou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Islam_Abb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ousa_Al-Awa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Fadi_Ghandou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Sam_Daghl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Ibrahim_Hashe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rroll&gt;/&lt;created&gt;/&lt;White_Knight_(Through_the_Looking-Glas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Sulayman_al-Nabuls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ohammad_Hamd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Zaid_Al-Kh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rroll&gt;/&lt;created&gt;/&lt;White_King_(Through_the_Looking-Glas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Enver_Soobzoko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Zaid_Abbas&gt;</text:p>
          </table:table-cell>
          <table:table-cell table:number-columns-repeated="1022"/>
        </table:table-row>
        <table:table-row table:style-name="ro1">
          <table:table-cell office:value-type="string">
            <text:p>?s36 <text:s/>&lt;hasCapital&gt; <text:s/>?o94 <text:s/>?o94 <text:s/>&lt;hasOfficialLanguage&gt; <text:s/>?o36 <text:s text:c="2"/>=&gt; ?s36 <text:s/>&lt;hasOfficialLanguage&gt; <text:s/>?o36 <text:s/>Support: 8.50470310081475E-6 Confidence: 0.3333333333333333 Improved confidence: 1.0 Head coverage: 0.008281573498964804 Predictiveness: 0.6666666666666667 Improved Predictiveness: 0.6666666666666667 Std. Improved Predictiveness: 0.22222222222222224 Cardinality: 4 Counting on variable: ?s36 Body size: 12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ral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Urdu&gt;</text:p>
          </table:table-cell>
          <table:table-cell table:number-columns-repeated="1022"/>
        </table:table-row>
        <table:table-row table:style-name="ro1">
          <table:table-cell office:value-type="string">
            <text:p>?s24 <text:s/>&lt;isLeaderOf&gt; <text:s/>?o79 <text:s/>?o24 <text:s/>&lt;worksAt&gt; <text:s/>?o79 <text:s text:c="2"/>=&gt; ?s24 <text:s/>&lt;influences&gt; <text:s/>?o24 <text:s/>Support: 2.498195054073432E-6 Confidence: 0.3333333333333333 Improved confidence: 1.0 Head coverage: 1.8747656542932134E-4 Predictiveness: 0.6666666666666667 Improved Predictiveness: 0.6666666666666667 Std. Improved Predictiveness: 0.22222222222222224 Cardinality: 1 Counting on variable: ?o24 Body size: 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atsuji_Nomura&gt;/&lt;influences&gt;/&lt;Tatsuji_Nomu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lf-Dieter_Heuer&gt;/&lt;influences&gt;/&lt;Archana_Sharma&gt;</text:p>
          </table:table-cell>
          <table:table-cell table:number-columns-repeated="1022"/>
        </table:table-row>
        <table:table-row table:style-name="ro1">
          <table:table-cell office:value-type="string">
            <text:p>?s24 <text:s/>&lt;isMarriedTo&gt; <text:s/>?o24 <text:s/>?o24 <text:s/>&lt;influences&gt; <text:s/>?s24 <text:s text:c="2"/>=&gt; ?s24 <text:s/>&lt;influences&gt; <text:s/>?o24 <text:s/>Support: 4.996390108146864E-6 Confidence: 0.3333333333333333 Improved confidence: 1.0 Head coverage: 3.749531308586427E-4 Predictiveness: 0.6666666666666667 Improved Predictiveness: 0.6666666666666667 Std. Improved Predictiveness: 0.22222222222222224 Cardinality: 2 Counting on variable: ?o24 Body size: 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_Huiyin&gt;/&lt;influences&gt;/&lt;Liang_Siche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ta_MÃ¼ller&gt;/&lt;influences&gt;/&lt;Richard_Wagner_(novelis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ster_James_Peries&gt;/&lt;influences&gt;/&lt;Sumitra_Peri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urnal_Kyaw_Ma_Ma_Lay&gt;/&lt;influences&gt;/&lt;Chit_Maung&gt;</text:p>
          </table:table-cell>
          <table:table-cell table:number-columns-repeated="1022"/>
        </table:table-row>
        <table:table-row table:style-name="ro1">
          <table:table-cell office:value-type="string">
            <text:p>?s19 <text:s/>&lt;imports&gt; <text:s/>?o19 <text:s text:c="2"/>=&gt; ?s19 <text:s/>&lt;exports&gt; <text:s/>?o19 <text:s/>Support: 4.7465706027395205E-5 Confidence: 0.3333333333333333 Improved confidence: 0.4634146341463415 Head coverage: 0.11515151515151516 Predictiveness: 0.2807017543859649 Improved Predictiveness: 0.13008130081300812 Std. Improved Predictiveness: 0.0935672514619883 Cardinality: 19 Counting on variable: ?o19 Body size: 57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nergy_111452218&gt;/&lt;exports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tton_114870078&gt;/&lt;exports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Ton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Nig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Guatema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tallic_element_114625458&gt;/&lt;exports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Pan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Nami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steel_114802450&gt;/&lt;exports&gt;/&lt;South_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ig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igarette_103030663&gt;/&lt;exports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old_113371760&gt;/&lt;exports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Uru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Uru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Uru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ineral_114662574&gt;/&lt;exports&gt;/&lt;Bulga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Mal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ertilizer_114859344&gt;/&lt;exports&gt;/&lt;Bur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Bur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uilding_material_114786479&gt;/&lt;exports&gt;/&lt;British_Virgin_Is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ibral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h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Lib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ib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ereal_112141495&gt;/&lt;exports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Isra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Isra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waz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waz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Faroe_Is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Guy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Andor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Sud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Kiriba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Tai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Banglade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San_Mar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Rwan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Yem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Za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Za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everage_107881800&gt;/&lt;exports&gt;/&lt;Beliz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Beliz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Beliz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tallic_element_114625458&gt;/&lt;exports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uinea-Biss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Pe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Pe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Iraq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Taji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Georgia_(countr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ar_102958343&gt;/&lt;exports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?s29 <text:s/>&lt;hasChild&gt; <text:s/>?o90 <text:s/>?o90 <text:s/>&lt;isCitizenOf&gt; <text:s/>?o29 <text:s text:c="2"/>=&gt; ?s29 <text:s/>&lt;isCitizenOf&gt; <text:s/>?o29 <text:s/>Support: 1.382014253882397E-4 Confidence: 0.3217821782178218 Improved confidence: 0.9701492537313433 Head coverage: 0.004461221688400824 Predictiveness: 0.6683168316831682 Improved Predictiveness: 0.6483670755135215 Std. Improved Predictiveness: 0.21505244583864325 Cardinality: 65 Counting on variable: ?s29 Body size: 202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arry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Bonaparte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_von_Kotzebue&gt;/&lt;isCitizenOf&gt;/&lt;Russi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Robert_Burdett,_4th_Baronet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Abbott_(educator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rtense_de_Beauharnais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ennet,_3rd_Earl_of_Tankerville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BrontÃ«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nstantinos_Mitsotakis&gt;/&lt;isCitizenOf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Walk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Filotti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._A._Rajapaksa&gt;/&lt;isCitizenOf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Strutt_(philanthropist)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._J._M._Lokubandara&gt;/&lt;isCitizenOf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Neville,_5th_Earl_of_Salisbury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amod_Mahajan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Palmer,_1st_Duchess_of_Cleveland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Balding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av_Gunnar_Ballo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quirri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isCitizenOf&gt;/&lt;Kingdom_of_WÃ¼rttem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Friedrich_Goerdel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ois_Hitl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ifred_Wagn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usrat_Bhutto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v_Nadar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ter_Grenville,_1st_Countess_Temple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ssan_Tueni&gt;/&lt;isCitizenOf&gt;/&lt;Leba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Grant_(singer)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ylvia_Plath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ujiwara_no_Umakai&gt;/&lt;isCitize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saac_Thornycrof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inda_Rajapaksa&gt;/&lt;isCitizenOf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_Joseph&gt;/&lt;isCitizenOf&gt;/&lt;R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na_Wesle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wame_Nkrumah&gt;/&lt;isCitizenOf&gt;/&lt;Gh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hamed_Al-Fayed&gt;/&lt;isCitizenOf&gt;/&lt;Egyp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Churchill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Roche,_Baroness_Fermo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_Dassault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ontegu_Black_II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uzu_Angel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Pollard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OrdÃ³Ã±ez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oan_Teodor_Callimachi&gt;/&lt;isCitizenOf&gt;/&lt;Molda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pencer,_8th_Earl_Spenc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di_SÃ¸rensen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rie_Gran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puty_Lieutenan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gnazio_Cerio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Taylor_Coleridge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ranthi_Rajapaksa&gt;/&lt;isCitizenOf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irene_Kantakouzene&gt;/&lt;isCitize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Wesley_(poet)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e_Robin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Crane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Curzon,_Baroness_Curzon_of_Kedleston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omerset,_2nd_Earl_of_Worcester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of_Saluzzo,_Countess_of_Arundel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oul_Millai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(mother_of_Jesus)&gt;/&lt;isCitizenOf&gt;/&lt;R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isCitizenOf&gt;/&lt;Kingdom_of_WÃ¼rttem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uthven,_1st_Earl_of_Gowrie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Hughe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wyneth_Dunwood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Wotton,_2nd_Baron_Wotton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Gallach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Byr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P._Ramaswami_Iyer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_de_Beauchamp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cival_Levett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a_Hitler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Jong-il&gt;/&lt;isCitizenOf&gt;/&lt;North_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id_Blyt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nrique_GonzÃ¡lez_MartÃ­nez&gt;/&lt;isCitize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addox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ir_Kahane&gt;/&lt;isCitizenOf&gt;/&lt;Isra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harles_Tennant,_1st_Barone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kiva_Eger&gt;/&lt;isCitizenOf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ountbatten,_3rd_Marquess_of_Milford_Have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Somerset,_Countess_of_Worcester_(died_1565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Eleonardus_MÃ¸ller,_Sr.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Perry_(journalist)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Henry_Vane-Tempest,_2nd_Baronet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atrice_of_England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urzon,_1st_Marquess_Curzon_of_Kedleston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athaway_(Shakespeare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Leopold_Pagel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Ascari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II_of_England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Vaugha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Roche,_4th_Baron_Fermo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renda_Maddox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itya_Vikram_Birla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lara_Hitl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Wils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Frank&gt;/&lt;isCitizenOf&gt;/&lt;Weimar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_Christian_Heuch,_Sr.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iv_Gandhi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s19 <text:s/>&lt;dealsWith&gt; <text:s/>?o54 <text:s/>?o54 <text:s/>&lt;exports&gt; <text:s/>?o19 <text:s text:c="2"/>=&gt; ?s19 <text:s/>&lt;exports&gt; <text:s/>?o19 <text:s/>Support: 8.244043678442325E-5 Confidence: 0.3173076923076923 Improved confidence: 0.3173076923076923 Head coverage: 0.2 Predictiveness: 0.0 Improved Predictiveness: 0.0 Std. Improved Predictiveness: 0.0 Cardinality: 33 Counting on variable: ?o19 Body size: 104</text:p>
          </table:table-cell>
          <table:table-cell table:number-columns-repeated="1023"/>
        </table:table-row>
        <table:table-row table:style-name="ro1">
          <table:table-cell office:value-type="string">
            <text:p>?s538 <text:s/>&lt;isCitizenOf&gt; <text:s/>?o8 <text:s/>?s8 <text:s/>&lt;created&gt; <text:s/>?s538 <text:s text:c="2"/>=&gt; ?s8 <text:s/>&lt;created&gt; <text:s/>?o8 <text:s/>Support: 1.4989170324440592E-5 Confidence: 0.3157894736842105 Improved confidence: 0.8571428571428571 Head coverage: 3.840147461662528E-5 Predictiveness: 0.631578947368421 Improved Predictiveness: 0.5413533834586466 Std. Improved Predictiveness: 0.19944598337950137 Cardinality: 6 Counting on variable: ?o8 Body size: 1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Grevioux&gt;/&lt;created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n_Wiseman&gt;/&lt;created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McBride_(screenwriter)&gt;/&lt;created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Lucie_Attwell&gt;/&lt;created&gt;/&lt;Nev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M._Barrie&gt;/&lt;created&gt;/&lt;Nev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Tarantino&gt;/&lt;created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guel_de_Cervantes&gt;/&lt;created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ng-Kok_Cheung&gt;/&lt;created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._Cooper&gt;/&lt;created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Wright&gt;/&lt;created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._Cooper&gt;/&lt;created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ladys_Mitchell&gt;/&lt;created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atha_Christie&gt;/&lt;created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e_Townsend&gt;/&lt;created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ickens&gt;/&lt;created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M._Barrie&gt;/&lt;created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igo_Higashino&gt;/&lt;created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bil_Farouk&gt;/&lt;created&gt;/&lt;Egyp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radindu_Bandyopadhyay&gt;/&lt;created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es_Verne&gt;/&lt;created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Boyle&gt;/&lt;created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Beaufoy&gt;/&lt;created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rtaglione&gt;/&lt;created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Rice_Burroughs&gt;/&lt;created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chamore&gt;/&lt;created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Rice_Burroughs&gt;/&lt;created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Yeates&gt;/&lt;created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chamore&gt;/&lt;created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hasChild&gt; <text:s/>?o82 <text:s/>?o82 <text:s/>&lt;livesIn&gt; <text:s/>?o9 <text:s text:c="2"/>=&gt; ?s9 <text:s/>&lt;livesIn&gt; <text:s/>?o9 <text:s/>Support: 2.0198669864435033E-4 Confidence: 0.3114754098360656 Improved confidence: 0.7916666666666666 Head coverage: 0.00869167429094236 Predictiveness: 0.6065573770491803 Improved Predictiveness: 0.4801912568306011 Std. Improved Predictiveness: 0.18892770760548241 Cardinality: 95 Counting on variable: ?s9 Body size: 305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_DePorter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s_Thomson_Mason_(Virginia)&gt;/&lt;livesIn&gt;/&lt;Leesburg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Wettig&gt;/&lt;lives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ss_Taylor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dier_Tsonga&gt;/&lt;livesIn&gt;/&lt;Ging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Herrity&gt;/&lt;livesIn&gt;/&lt;Clifton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richton-Stuart,_2nd_Marquess_of_Bute&gt;/&lt;livesIn&gt;/&lt;Mount_Stuart_Hou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ley_Orrin_Staggers&gt;/&lt;livesIn&gt;/&lt;Keyser,_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Neville,_5th_Earl_of_Salisbury&gt;/&lt;livesIn&gt;/&lt;Middleham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Pelosi&gt;/&lt;livesIn&gt;/&lt;San_Francis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North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St_John's_W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mile-Justin_Menier&gt;/&lt;livesIn&gt;/&lt;Noisi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ls_Torvalds&gt;/&lt;livesIn&gt;/&lt;Portland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e_Saint&gt;/&lt;livesIn&gt;/&lt;Ocala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Ã¢n_Legge-Bourke&gt;/&lt;livesIn&gt;/&lt;Crickhowel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harlie_Banks_(One_Life_to_Live)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nessa_Bennett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al_Ampatuan,_Sr.&gt;/&lt;livesIn&gt;/&lt;Ermita,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K._Simpson&gt;/&lt;livesIn&gt;/&lt;Cody,_Wyom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Chartw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10_Downing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Smythe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rke_Custis&gt;/&lt;livesIn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rylls&gt;/&lt;livesIn&gt;/&lt;North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Martin_(All_My_Children)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hn_von_Neumann&gt;/&lt;lives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wn_Brady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hawn_Brady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Theroux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Theroux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lled_in_action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Horton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immins&gt;/&lt;livesIn&gt;/&lt;Port_Douglas,_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pencer,_8th_Earl_Spencer&gt;/&lt;livesIn&gt;/&lt;Lincoln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_BraÃ±a_Williams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puty_Lieutenant&gt;/&lt;livesIn&gt;/&lt;Crickhow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n_Li-an&gt;/&lt;livesIn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acob_Astor_IV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ayward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unham&gt;/&lt;livesIn&gt;/&lt;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unham&gt;/&lt;livesIn&gt;/&lt;White_Hou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livesIn&gt;/&lt;Donca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livesIn&gt;/&lt;Portsmou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Webber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Rockefeller,_Jr.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Reno,_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_Miguel_Arroyo&gt;/&lt;livesIn&gt;/&lt;Lubao,_Pampan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Olin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West_Midlands_(coun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Warwic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O._Patterson,_Sr.&gt;/&lt;livesIn&gt;/&lt;Memphis,_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e_Beauchamp,_9th_Earl_of_Warwick&gt;/&lt;livesIn&gt;/&lt;Warwick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l_Nash&gt;/&lt;livesIn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sie_Tanner&gt;/&lt;livesIn&gt;/&lt;Brist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ashington&gt;/&lt;livesIn&gt;/&lt;Woodlawn_(plantatio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Degenhardt&gt;/&lt;livesIn&gt;/&lt;Bo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melda_Marcos&gt;/&lt;livesIn&gt;/&lt;Ilocos_Nor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v_Robbins&gt;/&lt;livesIn&gt;/&lt;Santa_Cruz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genio_Garza_Sada&gt;/&lt;livesIn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Davis_Walker&gt;/&lt;livesIn&gt;/&lt;Sutton_Place,_Manhat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Russell&gt;/&lt;lives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Grainger,_Sr.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Ewing_Bouvier_Beale&gt;/&lt;livesIn&gt;/&lt;Glen_Cove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Ewing_Bouvier_Beale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elosi&gt;/&lt;livesIn&gt;/&lt;San_Francis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Cape_Tow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cholas_Newman&gt;/&lt;livesIn&gt;/&lt;Genoa_City,_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Fisher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Guinness&gt;/&lt;livesIn&gt;/&lt;Put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vans,_Sr.&gt;/&lt;lives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E._Rodham&gt;/&lt;livesIn&gt;/&lt;Chappaqua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iz_Ahmed_Faiz&gt;/&lt;livesIn&gt;/&lt;Lah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nice_Kennedy_Shriver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son_Mason_(17591820)&gt;/&lt;livesIn&gt;/&lt;Colro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son_Mason_(17591820)&gt;/&lt;livesIn&gt;/&lt;Leesburg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Calvert&gt;/&lt;livesIn&gt;/&lt;Woodlawn_(plantatio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s_von_Graben&gt;/&lt;livesIn&gt;/&lt;Heinfel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Belcourt&gt;/&lt;lives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lton_McGuinty,_Sr.&gt;/&lt;lives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ja_Brandner&gt;/&lt;livesIn&gt;/&lt;DÃ¼ssel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ja_Brandn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o_Takasugi&gt;/&lt;livesIn&gt;/&lt;Rancho_Palos_Verdes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y_Boggs&gt;/&lt;livesIn&gt;/&lt;Bethesda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I._Borst&gt;/&lt;livesIn&gt;/&lt;Luray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Dall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Preston_Hollow,_Dallas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Crawford,_Texas&gt;</text:p>
          </table:table-cell>
          <table:table-cell table:number-columns-repeated="1022"/>
        </table:table-row>
        <table:table-row table:style-name="ro1">
          <table:table-cell office:value-type="string">
            <text:p>?s29 <text:s/>&lt;isMarriedTo&gt; <text:s/>?o90 <text:s/>?o90 <text:s/>&lt;isCitizenOf&gt; <text:s/>?o29 <text:s text:c="2"/>=&gt; ?s29 <text:s/>&lt;isCitizenOf&gt; <text:s/>?o29 <text:s/>Support: 1.1056114031059176E-4 Confidence: 0.30409356725146197 Improved confidence: 0.8387096774193549 Head coverage: 0.0035689773507206588 Predictiveness: 0.6374269005847953 Improved Predictiveness: 0.5346161101678929 Std. Improved Predictiveness: 0.19383742006087343 Cardinality: 52 Counting on variable: ?s29 Body size: 171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von_Trapp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Marcos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ilma_Santos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Sarkozy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dget_Prentice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antha_Camer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c_Goldsmith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Goffe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Ã©naÃ¯de_Laetitia_Julie_Bonaparte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Ash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et_Harma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eva_Mari&gt;/&lt;isCitizenOf&gt;/&lt;Kingdom_of_WÃ¼rttem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Carson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gella_Laws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Dodd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les_Crane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yr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erood_Jugnauth&gt;/&lt;isCitizenOf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chi_Yamazaki&gt;/&lt;isCitize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homa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de_Venecia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line_Beer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in_Power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tyana_Kardynalovska&gt;/&lt;isCitizenOf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rgit_Tengroth&gt;/&lt;isCitize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Dorothy_Macmilla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ina_Zhemchuzhina&gt;/&lt;isCitizenOf&gt;/&lt;Soviet_Un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am_Babangida&gt;/&lt;isCitizenOf&gt;/&lt;Nig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rjana_Markovi&gt;/&lt;isCitize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sidency_of_Corazon_Aquino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anil_Wickremasinghe&gt;/&lt;isCitizenOf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le_Virkner&gt;/&lt;isCitize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Cellan-Jone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isCitize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dra_Roelofs&gt;/&lt;isCitizenOf&gt;/&lt;Georgia_(countr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Chow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alifa_bin_Zayed_Al_Nahyan&gt;/&lt;isCitizenOf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stair_Dunnet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y_Ondra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nise_Eisenberg_Rich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Ann_Gilber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mran_Kha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her_CaÃ±adas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Xanana_GusmÃ£o&gt;/&lt;isCitizenOf&gt;/&lt;East_Tim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Soames,_Baron_Soame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osmo_Duff-Gordon,_5th_Barone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isCitizenOf&gt;/&lt;Ken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Wilhelm_Koepcke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re_Mountbatten,_Marchioness_of_Milford_Have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hou_Enlai&gt;/&lt;isCitizenOf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nny_Holland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ohreh_Aghdashloo&gt;/&lt;isCitizenOf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Stephenson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i_Mathur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Ã¡s_Guardia_GutiÃ©rrez&gt;/&lt;isCitizenOf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by_Lockhart&gt;/&lt;isCitizenOf&gt;/&lt;Croa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n_Yat-sen&gt;/&lt;isCitizenOf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a_Lima&gt;/&lt;isCitize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hard_FÃ¶rst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MondragÃ³n&gt;/&lt;isCitize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ine_Quenti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Lloyd_Johnsto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_Barbu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le_Jea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stas_Karamanlis&gt;/&lt;isCitizenOf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Hislop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Aranda&gt;/&lt;isCitizenOf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kesh_Ambani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et_Smet&gt;/&lt;isCitizenOf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ne_Hamilt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a_Milinovich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mir_Topi&gt;/&lt;isCitizenOf&gt;/&lt;Alb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Weis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r._Evil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fia_Siddiqui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quis_Edhi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nÃ¡n_LarraÃ­n&gt;/&lt;isCitizenOf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ill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sa_Einstein&gt;/&lt;isCitizenOf&gt;/&lt;Kingdom_of_WÃ¼rttem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fael_Mercado_Aced&gt;/&lt;isCitizenOf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seng_Wen-hui&gt;/&lt;isCitizenOf&gt;/&lt;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NapolÃ©one_Bonaparte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enkin&gt;/&lt;isCitizenOf&gt;/&lt;Bulga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lham_Aliyev&gt;/&lt;isCitizenOf&gt;/&lt;Azerbaij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rshani_Fernandopulle&gt;/&lt;isCitizenOf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Ashle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ne_Clarkso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lla_August&gt;/&lt;isCitize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karno&gt;/&lt;isCitizenOf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ti_Hartinah&gt;/&lt;isCitizenOf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evgenia_Bosch&gt;/&lt;isCitizenOf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ga_Knipper&gt;/&lt;isCitize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o9 <text:s/>&lt;hasCapital&gt; <text:s/>?o82 <text:s/>?s9 <text:s/>&lt;livesIn&gt; <text:s/>?o82 <text:s text:c="2"/>=&gt; ?s9 <text:s/>&lt;livesIn&gt; <text:s/>?o9 <text:s/>Support: 0.0013947713085336192 Confidence: 0.3037037037037037 Improved confidence: 0.3037037037037037 Head coverage: 0.06001829826166514 Predictiveness: 0.0 Improved Predictiveness: 0.0 Std. Improved Predictiveness: 0.0 Cardinality: 656 Counting on variable: ?s9 Body size: 2160</text:p>
          </table:table-cell>
          <table:table-cell table:number-columns-repeated="1023"/>
        </table:table-row>
        <table:table-row table:style-name="ro1" table:number-rows-repeated="1045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11/23/2012</text:date>, <text:time>15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Tables</dc:title>
    <meta:initial-creator>Administrator</meta:initial-creator>
    <meta:creation-date>2009-04-16T11:32:48Z</meta:creation-date>
    <dc:date>2012-11-23T15:33:31</dc:date>
    <meta:editing-cycles>44</meta:editing-cycles>
    <meta:editing-duration>PT05H44M43S</meta:editing-duration>
    <meta:document-statistic meta:table-count="2" meta:cell-count="622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cm" svg:height="9.866cm" xlink:href=".." chart:class="chart:scatter" chart:style-name="ch1">
        <chart:title svg:x="4.432cm" svg:y="0.198cm" chart:style-name="ch2">
          <text:p>Number of facts vs Precision (support)</text:p>
        </chart:title>
        <chart:legend chart:legend-position="end" svg:x="14.161cm" svg:y="4.651cm" chart:style-name="ch3"/>
        <chart:plot-area chart:style-name="ch4" table:cell-range-address="summary.B3:summary.B22 summary.E2:summary.E22" chart:data-source-has-labels="row" svg:x="0.451cm" svg:y="0.898cm" svg:width="13.384cm" svg:height="8.578cm">
          <chart:axis chart:dimension="x" chart:name="primary-x" chart:style-name="ch5">
            <chart:title svg:x="6.278cm" svg:y="9.101cm" chart:style-name="ch6">
              <text:p>Number of facts</text:p>
            </chart:title>
          </chart:axis>
          <chart:axis chart:dimension="y" chart:name="primary-y" chart:style-name="ch7">
            <chart:title svg:x="0.327cm" svg:y="5.589cm" chart:style-name="ch8">
              <text:p>Precision</text:p>
            </chart:title>
            <chart:grid chart:style-name="ch9" chart:class="major"/>
          </chart:axis>
          <chart:series chart:style-name="ch10" chart:values-cell-range-address="summary.E3:summary.E22" chart:label-cell-address="summary.E2:summary.E2" chart:class="chart:scatter">
            <chart:domain table:cell-range-address="summary.B3:summary.B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ummary.E2:summary.E2">Preci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ummary.B3:summary.B22">8</text:p>
              </table:table-cell>
              <table:table-cell office:value-type="float" office:value="1">
                <text:p text:id="summary.E3:summary.E2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0.431034482758621">
                <text:p>0.431034482758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442622950819672">
                <text:p>0.442622950819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0.383647798742138">
                <text:p>0.383647798742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">
                <text:p>310</text:p>
              </table:table-cell>
              <table:table-cell office:value-type="float" office:value="0.506451612903226">
                <text:p>0.50645161290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9">
                <text:p>319</text:p>
              </table:table-cell>
              <table:table-cell office:value-type="float" office:value="0.492163009404389">
                <text:p>0.492163009404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">
                <text:p>419</text:p>
              </table:table-cell>
              <table:table-cell office:value-type="float" office:value="0.613365155131265">
                <text:p>0.613365155131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9">
                <text:p>519</text:p>
              </table:table-cell>
              <table:table-cell office:value-type="float" office:value="0.516377649325626">
                <text:p>0.516377649325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">
                <text:p>619</text:p>
              </table:table-cell>
              <table:table-cell office:value-type="float" office:value="0.476575121163166">
                <text:p>0.476575121163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9">
                <text:p>719</text:p>
              </table:table-cell>
              <table:table-cell office:value-type="float" office:value="0.417246175243394">
                <text:p>0.417246175243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7">
                <text:p>797</text:p>
              </table:table-cell>
              <table:table-cell office:value-type="float" office:value="0.385194479297365">
                <text:p>0.385194479297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7">
                <text:p>897</text:p>
              </table:table-cell>
              <table:table-cell office:value-type="float" office:value="0.354515050167224">
                <text:p>0.354515050167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3">
                <text:p>943</text:p>
              </table:table-cell>
              <table:table-cell office:value-type="float" office:value="0.339342523860021">
                <text:p>0.339342523860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3">
                <text:p>1043</text:p>
              </table:table-cell>
              <table:table-cell office:value-type="float" office:value="0.311601150527325">
                <text:p>0.311601150527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6">
                <text:p>1046</text:p>
              </table:table-cell>
              <table:table-cell office:value-type="float" office:value="0.311663479923518">
                <text:p>0.311663479923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